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Nikola">
      <style:table-cell-properties fo:border="0.06pt solid #000000"/>
      <style:text-properties style:font-weight-asian="bold" style:font-weight-complex="bold"/>
    </style:style>
    <style:style style:name="ce4" style:family="table-cell" style:parent-style-name="Pelican">
      <style:table-cell-properties fo:border="0.06pt solid #000000"/>
      <style:text-properties style:font-weight-asian="bold" style:font-weight-complex="bold"/>
    </style:style>
    <style:style style:name="ce5" style:family="table-cell" style:parent-style-name="Hexo">
      <style:table-cell-properties fo:border="0.06pt solid #000000"/>
      <style:text-properties style:font-weight-asian="bold" style:font-weight-complex="bold"/>
    </style:style>
    <style:style style:name="ce6" style:family="table-cell" style:parent-style-name="Octopress">
      <style:table-cell-properties fo:border="0.06pt solid #000000"/>
      <style:text-properties style:font-weight-asian="bold" style:font-weight-complex="bold"/>
    </style:style>
    <style:style style:name="ce7" style:family="table-cell" style:parent-style-name="Hexo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_31_gold">
      <style:table-cell-properties fo:border="0.06pt solid #000000"/>
    </style:style>
    <style:style style:name="ce10" style:family="table-cell" style:parent-style-name="_32_silver">
      <style:table-cell-properties fo:border="0.06pt solid #000000"/>
    </style:style>
    <style:style style:name="ce11" style:family="table-cell" style:parent-style-name="_33_brown">
      <style:table-cell-properties fo:border="0.06pt solid #000000"/>
    </style:style>
    <style:style style:name="ce12" style:family="table-cell" style:parent-style-name="_34_red">
      <style:table-cell-properties fo:border="0.06pt solid #000000"/>
    </style:style>
    <style:style style:name="ce13" style:family="table-cell" style:parent-style-name="_33_brown">
      <style:table-cell-properties fo:border="0.06pt solid #000000"/>
      <style:text-properties fo:color="#ffffff" style:font-name="Roboto" style:font-name-asian="Microsoft YaHei" style:font-name-complex="Mangal"/>
    </style:style>
    <style:style style:name="ce14" style:family="table-cell" style:parent-style-name="_34_red">
      <style:table-cell-properties fo:border="0.06pt solid #000000"/>
      <style:text-properties fo:color="#ffffff" style:font-name="Roboto" style:font-name-asian="Microsoft YaHei" style:font-name-complex="Mangal"/>
    </style:style>
  </office:automatic-styles>
  <office:body>
    <office:spreadsheet>
      <table:table table:name="COMPARISON" table:style-name="ta1">
        <table:table-column table:style-name="co1" table:default-cell-style-name="home_20_h2"/>
        <table:table-column table:style-name="co1" table:number-columns-repeated="2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Static Site Generator Speed Test Results</text:p>
          </table:table-cell>
          <table:covered-table-cell table:number-columns-repeated="2"/>
          <table:covered-table-cell table:style-name="ce8"/>
        </table:table-row>
        <table:table-row table:style-name="ro2">
          <table:table-cell table:style-name="ce2" office:value-type="string" calcext:value-type="string" table:number-columns-spanned="4" table:number-rows-spanned="1">
            <text:p>by Chris Warrick, 2015-07-23</text:p>
          </table:table-cell>
          <table:covered-table-cell table:number-columns-repeated="2"/>
          <table:covered-table-cell table:style-name="ce8"/>
        </table:table-row>
        <table:table-row table:style-name="ro2">
          <table:table-cell table:style-name="ce2" office:value-type="string" calcext:value-type="string" table:number-columns-spanned="4" table:number-rows-spanned="1">
            <text:p>Writeup: <text:a xlink:href="https://go.chriswarrick.com/ssg-speed-test" xlink:type="simple">https://go.chriswarrick.com/ssg-speed-test</text:a></text:p>
          </table:table-cell>
          <table:covered-table-cell table:number-columns-repeated="2"/>
          <table:covered-table-cell table:style-name="ce8"/>
        </table:table-row>
        <table:table-row table:style-name="ro3">
          <table:table-cell office:value-type="string" calcext:value-type="string" table:number-columns-spanned="4" table:number-rows-spanned="1">
            <text:p>1. Average time (in seconds)</text:p>
          </table:table-cell>
          <table:covered-table-cell table:number-columns-repeated="2"/>
          <table:covered-table-cell table:style-name="ce8"/>
        </table:table-row>
        <table:table-row table:style-name="ro2">
          <table:table-cell table:style-name="table_20_head" office:value-type="string" calcext:value-type="string" table:number-columns-spanned="2" table:number-rows-spanned="1">
            <text:p>1a. Average of 11 runs (fresh + 10 rebuilds)</text:p>
          </table:table-cell>
          <table:covered-table-cell table:style-name="table_20_head"/>
          <table:table-cell table:style-name="table_20_head" office:value-type="string" calcext:value-type="string" table:number-columns-spanned="2" table:number-rows-spanned="1">
            <text:p>1b. Average of 10 runs (10 rebuilds)</text:p>
          </table:table-cell>
          <table:covered-table-cell table:style-name="table_20_head"/>
        </table:table-row>
        <table:table-row table:style-name="ro2">
          <table:table-cell table:style-name="ce3" office:value-type="string" calcext:value-type="string">
            <text:p>Nikola</text:p>
          </table:table-cell>
          <table:table-cell table:style-name="ce9" table:formula="of:=[Nikola.M12]" office:value-type="float" office:value="2.38289541818182" calcext:value-type="float">
            <text:p>2.38290</text:p>
          </table:table-cell>
          <table:table-cell table:style-name="ce3" office:value-type="string" calcext:value-type="string">
            <text:p>Nikola</text:p>
          </table:table-cell>
          <table:table-cell table:style-name="ce9" table:formula="of:=[Nikola.N12]" office:value-type="float" office:value="2.06056762" calcext:value-type="float">
            <text:p>2.06057</text:p>
          </table:table-cell>
        </table:table-row>
        <table:table-row table:style-name="ro2">
          <table:table-cell table:style-name="ce4" office:value-type="string" calcext:value-type="string">
            <text:p>Pelican</text:p>
          </table:table-cell>
          <table:table-cell table:style-name="ce10" table:formula="of:=[Pelican.M12]" office:value-type="float" office:value="2.61923889090909" calcext:value-type="float">
            <text:p>2.61924</text:p>
          </table:table-cell>
          <table:table-cell table:style-name="ce4" office:value-type="string" calcext:value-type="string">
            <text:p>Pelican</text:p>
          </table:table-cell>
          <table:table-cell table:style-name="ce10" table:formula="of:=[Pelican.N12]" office:value-type="float" office:value="2.62351543" calcext:value-type="float">
            <text:p>2.62352</text:p>
          </table:table-cell>
        </table:table-row>
        <table:table-row table:style-name="ro2">
          <table:table-cell table:style-name="ce5" office:value-type="string" calcext:value-type="string">
            <text:p>Hexo</text:p>
          </table:table-cell>
          <table:table-cell table:style-name="ce11" table:formula="of:=[Hexo.M12]" office:value-type="float" office:value="6.2736143" calcext:value-type="float">
            <text:p>6.27361</text:p>
          </table:table-cell>
          <table:table-cell table:style-name="ce5" office:value-type="string" calcext:value-type="string">
            <text:p>Hexo</text:p>
          </table:table-cell>
          <table:table-cell table:style-name="ce11" table:formula="of:=[Hexo.N12]" office:value-type="float" office:value="6.21266996" calcext:value-type="float">
            <text:p>6.21267</text:p>
          </table:table-cell>
        </table:table-row>
        <table:table-row table:style-name="ro2">
          <table:table-cell table:style-name="ce6" office:value-type="string" calcext:value-type="string">
            <text:p>Octopress</text:p>
          </table:table-cell>
          <table:table-cell table:style-name="ce12" table:formula="of:=[Octopress.M12]" office:value-type="float" office:value="9.57618465454546" calcext:value-type="float">
            <text:p>9.57618</text:p>
          </table:table-cell>
          <table:table-cell table:style-name="ce6" office:value-type="string" calcext:value-type="string">
            <text:p>Octopress</text:p>
          </table:table-cell>
          <table:table-cell table:formula="of:=[Octopress.N12]" office:value-type="float" office:value="9.47549965" calcext:value-type="float">
            <text:p>9.47550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2. Median time (in seconds)</text:p>
          </table:table-cell>
          <table:covered-table-cell table:number-columns-repeated="3" table:style-name="home_20_h2"/>
        </table:table-row>
        <table:table-row table:style-name="ro2">
          <table:table-cell table:style-name="table_20_head" office:value-type="string" calcext:value-type="string" table:number-columns-spanned="2" table:number-rows-spanned="1">
            <text:p>2a. Median of 11 runs (fresh + 10 rebuilds)</text:p>
          </table:table-cell>
          <table:covered-table-cell table:style-name="table_20_head"/>
          <table:table-cell table:style-name="table_20_head" office:value-type="string" calcext:value-type="string" table:number-columns-spanned="2" table:number-rows-spanned="1">
            <text:p>2b. Median of 10 runs (10 rebuilds)</text:p>
          </table:table-cell>
          <table:covered-table-cell table:style-name="table_20_head"/>
        </table:table-row>
        <table:table-row table:style-name="ro2">
          <table:table-cell table:style-name="ce3" office:value-type="string" calcext:value-type="string">
            <text:p>Nikola</text:p>
          </table:table-cell>
          <table:table-cell table:style-name="ce9" table:formula="of:=MEDIAN([Nikola.B2:.L11])" office:value-type="float" office:value="2.0255565" calcext:value-type="float">
            <text:p>2.02556</text:p>
          </table:table-cell>
          <table:table-cell table:style-name="ce3" office:value-type="string" calcext:value-type="string">
            <text:p>Nikola</text:p>
          </table:table-cell>
          <table:table-cell table:style-name="ce9" table:formula="of:=MEDIAN([Nikola.C2:.L11])" office:value-type="float" office:value="2.015906" calcext:value-type="float">
            <text:p>2.01591</text:p>
          </table:table-cell>
        </table:table-row>
        <table:table-row table:style-name="ro2">
          <table:table-cell table:style-name="ce4" office:value-type="string" calcext:value-type="string">
            <text:p>Pelican</text:p>
          </table:table-cell>
          <table:table-cell table:style-name="ce10" table:formula="of:=MEDIAN([Pelican.B2:.L11])" office:value-type="float" office:value="2.556699" calcext:value-type="float">
            <text:p>2.55670</text:p>
          </table:table-cell>
          <table:table-cell table:style-name="ce4" office:value-type="string" calcext:value-type="string">
            <text:p>Pelican</text:p>
          </table:table-cell>
          <table:table-cell table:style-name="ce10" table:formula="of:=MEDIAN([Pelican.C2:.L11])" office:value-type="float" office:value="2.556699" calcext:value-type="float">
            <text:p>2.55670</text:p>
          </table:table-cell>
        </table:table-row>
        <table:table-row table:style-name="ro2">
          <table:table-cell table:style-name="ce5" office:value-type="string" calcext:value-type="string">
            <text:p>Hexo</text:p>
          </table:table-cell>
          <table:table-cell table:style-name="ce13" table:formula="of:=MEDIAN([Hexo.B2:.L11])" office:value-type="float" office:value="6.079825" calcext:value-type="float">
            <text:p>6.07983</text:p>
          </table:table-cell>
          <table:table-cell table:style-name="ce5" office:value-type="string" calcext:value-type="string">
            <text:p>Hexo</text:p>
          </table:table-cell>
          <table:table-cell table:style-name="ce11" table:formula="of:=MEDIAN([Hexo.C2:.L11])" office:value-type="float" office:value="6.037229" calcext:value-type="float">
            <text:p>6.03723</text:p>
          </table:table-cell>
        </table:table-row>
        <table:table-row table:style-name="ro2">
          <table:table-cell table:style-name="ce6" office:value-type="string" calcext:value-type="string">
            <text:p>Octopress</text:p>
          </table:table-cell>
          <table:table-cell table:style-name="ce12" table:formula="of:=MEDIAN([Octopress.B2:.L11])" office:value-type="float" office:value="9.340422" calcext:value-type="float">
            <text:p>9.34042</text:p>
          </table:table-cell>
          <table:table-cell table:style-name="ce6" office:value-type="string" calcext:value-type="string">
            <text:p>Octopress</text:p>
          </table:table-cell>
          <table:table-cell table:style-name="ce14" table:formula="of:=MEDIAN([Octopress.C2:.L11])" office:value-type="float" office:value="9.271894" calcext:value-type="float">
            <text:p>9.27189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3. Best and worst times (in seconds)</text:p>
          </table:table-cell>
          <table:covered-table-cell table:number-columns-repeated="3" table:style-name="Default"/>
        </table:table-row>
        <table:table-row table:style-name="ro2">
          <table:table-cell table:style-name="table_20_head" office:value-type="string" calcext:value-type="string" table:number-columns-spanned="2" table:number-rows-spanned="1">
            <text:p>3a. Best time (of 11 runs)</text:p>
          </table:table-cell>
          <table:covered-table-cell table:style-name="table_20_head"/>
          <table:table-cell table:style-name="table_20_head" office:value-type="string" calcext:value-type="string" table:number-columns-spanned="2" table:number-rows-spanned="1">
            <text:p>3b. Worst time (of 11 runs)</text:p>
          </table:table-cell>
          <table:covered-table-cell table:style-name="table_20_head"/>
        </table:table-row>
        <table:table-row table:style-name="ro2">
          <table:table-cell table:style-name="ce3" office:value-type="string" calcext:value-type="string">
            <text:p>Nikola</text:p>
          </table:table-cell>
          <table:table-cell table:style-name="ce9" table:formula="of:=MIN([Nikola.B2:.L11])" office:value-type="float" office:value="1.88987" calcext:value-type="float">
            <text:p>1.88987</text:p>
          </table:table-cell>
          <table:table-cell table:style-name="ce4" office:value-type="string" calcext:value-type="string">
            <text:p>Pelican</text:p>
          </table:table-cell>
          <table:table-cell table:style-name="ce9" table:formula="of:=MAX([Pelican.B2:.L11])" office:value-type="float" office:value="3.543179" calcext:value-type="float">
            <text:p>3.54318</text:p>
          </table:table-cell>
        </table:table-row>
        <table:table-row table:style-name="ro2">
          <table:table-cell table:style-name="ce4" office:value-type="string" calcext:value-type="string">
            <text:p>Pelican</text:p>
          </table:table-cell>
          <table:table-cell table:style-name="ce10" table:formula="of:=MIN([Pelican.B2:.L11])" office:value-type="float" office:value="2.481524" calcext:value-type="float">
            <text:p>2.48152</text:p>
          </table:table-cell>
          <table:table-cell table:style-name="ce3" office:value-type="string" calcext:value-type="string">
            <text:p>Nikola</text:p>
          </table:table-cell>
          <table:table-cell table:style-name="ce10" table:formula="of:=MAX([Nikola.B2:.L11])" office:value-type="float" office:value="5.809674" calcext:value-type="float">
            <text:p>5.80967</text:p>
          </table:table-cell>
        </table:table-row>
        <table:table-row table:style-name="ro2">
          <table:table-cell table:style-name="ce5" office:value-type="string" calcext:value-type="string">
            <text:p>Hexo</text:p>
          </table:table-cell>
          <table:table-cell table:style-name="ce13" table:formula="of:=MIN([Hexo.B2:.L11])" office:value-type="float" office:value="5.618771" calcext:value-type="float">
            <text:p>5.61877</text:p>
          </table:table-cell>
          <table:table-cell table:style-name="ce5" office:value-type="string" calcext:value-type="string">
            <text:p>Hexo</text:p>
          </table:table-cell>
          <table:table-cell table:style-name="ce11" table:formula="of:=MAX([Hexo.B2:.L11])" office:value-type="float" office:value="8.35066" calcext:value-type="float">
            <text:p>8.35066</text:p>
          </table:table-cell>
        </table:table-row>
        <table:table-row table:style-name="ro2">
          <table:table-cell table:style-name="ce6" office:value-type="string" calcext:value-type="string">
            <text:p>Octopress</text:p>
          </table:table-cell>
          <table:table-cell table:style-name="ce12" table:formula="of:=MIN([Octopress.B2:.L11])" office:value-type="float" office:value="8.65572" calcext:value-type="float">
            <text:p>8.65572</text:p>
          </table:table-cell>
          <table:table-cell table:style-name="ce6" office:value-type="string" calcext:value-type="string">
            <text:p>Octopress</text:p>
          </table:table-cell>
          <table:table-cell table:formula="of:=MAX([Octopress.B2:.L11])" office:value-type="float" office:value="12.32552" calcext:value-type="float">
            <text:p>12.32552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4. Hexo: highlighting</text:p>
          </table:table-cell>
          <table:covered-table-cell table:number-columns-repeated="3" table:style-name="Default"/>
        </table:table-row>
        <table:table-row table:style-name="ro2">
          <table:table-cell table:style-name="table_20_head" office:value-type="string" calcext:value-type="string" table:number-columns-spanned="2" table:number-rows-spanned="1">
            <text:p>4a. Highlighting disabled (11 runs)</text:p>
          </table:table-cell>
          <table:covered-table-cell table:style-name="Default"/>
          <table:table-cell table:style-name="table_20_head" office:value-type="string" calcext:value-type="string" table:number-columns-spanned="2" table:number-rows-spanned="1">
            <text:p>4a. Highlighting enabled (3 runs, fresh + 2 rebuilds)</text:p>
          </table:table-cell>
          <table:covered-table-cell table:style-name="Default"/>
        </table:table-row>
        <table:table-row table:style-name="ro2">
          <table:table-cell table:style-name="ce7" office:value-type="string" calcext:value-type="string">
            <text:p>Minimum</text:p>
          </table:table-cell>
          <table:table-cell table:style-name="ce11" table:formula="of:=MIN([Hexo.B2:.L11])" office:value-type="float" office:value="5.618771" calcext:value-type="float">
            <text:p>5.61877</text:p>
          </table:table-cell>
          <table:table-cell table:style-name="ce7" office:value-type="string" calcext:value-type="string">
            <text:p>Minimum</text:p>
          </table:table-cell>
          <table:table-cell table:formula="of:=MIN([Hexo_highlight.B2:.D3])" office:value-type="float" office:value="66.219071" calcext:value-type="float">
            <text:p>66.21907</text:p>
          </table:table-cell>
        </table:table-row>
        <table:table-row table:style-name="ro2">
          <table:table-cell table:style-name="ce7" office:value-type="string" calcext:value-type="string">
            <text:p>Average</text:p>
          </table:table-cell>
          <table:table-cell table:style-name="ce11" table:formula="of:=[Hexo.M12]" office:value-type="float" office:value="6.2736143" calcext:value-type="float">
            <text:p>6.27361</text:p>
          </table:table-cell>
          <table:table-cell table:style-name="ce7" office:value-type="string" calcext:value-type="string">
            <text:p>Average</text:p>
          </table:table-cell>
          <table:table-cell table:formula="of:=[Hexo_highlight.E4]" office:value-type="float" office:value="68.4945535" calcext:value-type="float">
            <text:p>68.49455</text:p>
          </table:table-cell>
        </table:table-row>
        <table:table-row table:style-name="ro2">
          <table:table-cell table:style-name="ce7" office:value-type="string" calcext:value-type="string">
            <text:p>Maximum</text:p>
          </table:table-cell>
          <table:table-cell table:style-name="ce11" table:formula="of:=MAX([Hexo.B2:.L11])" office:value-type="float" office:value="8.35066" calcext:value-type="float">
            <text:p>8.35066</text:p>
          </table:table-cell>
          <table:table-cell table:style-name="ce7" office:value-type="string" calcext:value-type="string">
            <text:p>Maximum</text:p>
          </table:table-cell>
          <table:table-cell table:formula="of:=MAX([Hexo_highlight.B2:.D3])" office:value-type="float" office:value="72.322974" calcext:value-type="float">
            <text:p>72.32297</text:p>
          </table:table-cell>
        </table:table-row>
      </table:table>
      <table:table table:name="Nikola" table:style-name="ta1">
        <table:table-column table:style-name="co2" table:default-cell-style-name="Column_20_raw"/>
        <table:table-column table:style-name="co2" table:number-columns-repeated="11" table:default-cell-style-name="Data_20_raw"/>
        <table:table-column table:style-name="co2" table:number-columns-repeated="2" table:default-cell-style-name="Average_20_base"/>
        <table:table-row table:style-name="ro2">
          <table:table-cell office:value-type="string" calcext:value-type="string">
            <text:p>Session/Run</text:p>
          </table:table-cell>
          <table:table-cell table:style-name="Header_20_raw" office:value-type="string" calcext:value-type="string">
            <text:p>R1</text:p>
          </table:table-cell>
          <table:table-cell table:style-name="Header_20_raw" office:value-type="string" calcext:value-type="string">
            <text:p>R2</text:p>
          </table:table-cell>
          <table:table-cell table:style-name="Header_20_raw" office:value-type="string" calcext:value-type="string">
            <text:p>R3</text:p>
          </table:table-cell>
          <table:table-cell table:style-name="Header_20_raw" office:value-type="string" calcext:value-type="string">
            <text:p>R4</text:p>
          </table:table-cell>
          <table:table-cell table:style-name="Header_20_raw" office:value-type="string" calcext:value-type="string">
            <text:p>R5</text:p>
          </table:table-cell>
          <table:table-cell table:style-name="Header_20_raw" office:value-type="string" calcext:value-type="string">
            <text:p>R6</text:p>
          </table:table-cell>
          <table:table-cell table:style-name="Header_20_raw" office:value-type="string" calcext:value-type="string">
            <text:p>R7</text:p>
          </table:table-cell>
          <table:table-cell table:style-name="Header_20_raw" office:value-type="string" calcext:value-type="string">
            <text:p>R8</text:p>
          </table:table-cell>
          <table:table-cell table:style-name="Header_20_raw" office:value-type="string" calcext:value-type="string">
            <text:p>R9</text:p>
          </table:table-cell>
          <table:table-cell table:style-name="Header_20_raw" office:value-type="string" calcext:value-type="string">
            <text:p>R10</text:p>
          </table:table-cell>
          <table:table-cell table:style-name="Header_20_raw" office:value-type="string" calcext:value-type="string">
            <text:p>R11</text:p>
          </table:table-cell>
          <table:table-cell table:style-name="Header_20_calc" office:value-type="string" calcext:value-type="string">
            <text:p>AVG 11</text:p>
          </table:table-cell>
          <table:table-cell table:style-name="Header_20_calc" office:value-type="string" calcext:value-type="string">
            <text:p>AVG 10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5.528922" calcext:value-type="float">
            <text:p>5.52892</text:p>
          </table:table-cell>
          <table:table-cell office:value-type="float" office:value="1.968971" calcext:value-type="float">
            <text:p>1.96897</text:p>
          </table:table-cell>
          <table:table-cell office:value-type="float" office:value="2.051648" calcext:value-type="float">
            <text:p>2.05165</text:p>
          </table:table-cell>
          <table:table-cell office:value-type="float" office:value="1.956418" calcext:value-type="float">
            <text:p>1.95642</text:p>
          </table:table-cell>
          <table:table-cell office:value-type="float" office:value="1.968618" calcext:value-type="float">
            <text:p>1.96862</text:p>
          </table:table-cell>
          <table:table-cell office:value-type="float" office:value="1.984737" calcext:value-type="float">
            <text:p>1.98474</text:p>
          </table:table-cell>
          <table:table-cell office:value-type="float" office:value="2.088463" calcext:value-type="float">
            <text:p>2.08846</text:p>
          </table:table-cell>
          <table:table-cell office:value-type="float" office:value="2.088097" calcext:value-type="float">
            <text:p>2.08810</text:p>
          </table:table-cell>
          <table:table-cell office:value-type="float" office:value="1.89168" calcext:value-type="float">
            <text:p>1.89168</text:p>
          </table:table-cell>
          <table:table-cell office:value-type="float" office:value="1.88987" calcext:value-type="float">
            <text:p>1.88987</text:p>
          </table:table-cell>
          <table:table-cell office:value-type="float" office:value="1.960178" calcext:value-type="float">
            <text:p>1.96018</text:p>
          </table:table-cell>
          <table:table-cell table:formula="of:=AVERAGE([.B2:.L2])" office:value-type="float" office:value="2.30705472727273" calcext:value-type="float">
            <text:p>2.30705</text:p>
          </table:table-cell>
          <table:table-cell table:formula="of:=AVERAGE([.C2:.L2])" office:value-type="float" office:value="1.984868" calcext:value-type="float">
            <text:p>1.98487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5.809674" calcext:value-type="float">
            <text:p>5.80967</text:p>
          </table:table-cell>
          <table:table-cell office:value-type="float" office:value="1.932007" calcext:value-type="float">
            <text:p>1.93201</text:p>
          </table:table-cell>
          <table:table-cell office:value-type="float" office:value="2.070398" calcext:value-type="float">
            <text:p>2.07040</text:p>
          </table:table-cell>
          <table:table-cell office:value-type="float" office:value="2.073754" calcext:value-type="float">
            <text:p>2.07375</text:p>
          </table:table-cell>
          <table:table-cell office:value-type="float" office:value="2.045698" calcext:value-type="float">
            <text:p>2.04570</text:p>
          </table:table-cell>
          <table:table-cell office:value-type="float" office:value="2.205256" calcext:value-type="float">
            <text:p>2.20526</text:p>
          </table:table-cell>
          <table:table-cell office:value-type="float" office:value="1.995106" calcext:value-type="float">
            <text:p>1.99511</text:p>
          </table:table-cell>
          <table:table-cell office:value-type="float" office:value="2.058" calcext:value-type="float">
            <text:p>2.05800</text:p>
          </table:table-cell>
          <table:table-cell office:value-type="float" office:value="1.998751" calcext:value-type="float">
            <text:p>1.99875</text:p>
          </table:table-cell>
          <table:table-cell office:value-type="float" office:value="1.997169" calcext:value-type="float">
            <text:p>1.99717</text:p>
          </table:table-cell>
          <table:table-cell office:value-type="float" office:value="1.960578" calcext:value-type="float">
            <text:p>1.96058</text:p>
          </table:table-cell>
          <table:table-cell table:formula="of:=AVERAGE([.B3:.L3])" office:value-type="float" office:value="2.37694463636364" calcext:value-type="float">
            <text:p>2.37694</text:p>
          </table:table-cell>
          <table:table-cell table:formula="of:=AVERAGE([.C3:.L3])" office:value-type="float" office:value="2.0336717" calcext:value-type="float">
            <text:p>2.03367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float" office:value="5.436719" calcext:value-type="float">
            <text:p>5.43672</text:p>
          </table:table-cell>
          <table:table-cell office:value-type="float" office:value="2.035224" calcext:value-type="float">
            <text:p>2.03522</text:p>
          </table:table-cell>
          <table:table-cell office:value-type="float" office:value="1.962544" calcext:value-type="float">
            <text:p>1.96254</text:p>
          </table:table-cell>
          <table:table-cell office:value-type="float" office:value="1.933043" calcext:value-type="float">
            <text:p>1.93304</text:p>
          </table:table-cell>
          <table:table-cell office:value-type="float" office:value="1.890378" calcext:value-type="float">
            <text:p>1.89038</text:p>
          </table:table-cell>
          <table:table-cell office:value-type="float" office:value="2.009359" calcext:value-type="float">
            <text:p>2.00936</text:p>
          </table:table-cell>
          <table:table-cell office:value-type="float" office:value="1.949901" calcext:value-type="float">
            <text:p>1.94990</text:p>
          </table:table-cell>
          <table:table-cell office:value-type="float" office:value="2.020954" calcext:value-type="float">
            <text:p>2.02095</text:p>
          </table:table-cell>
          <table:table-cell office:value-type="float" office:value="1.907798" calcext:value-type="float">
            <text:p>1.90780</text:p>
          </table:table-cell>
          <table:table-cell office:value-type="float" office:value="1.959521" calcext:value-type="float">
            <text:p>1.95952</text:p>
          </table:table-cell>
          <table:table-cell office:value-type="float" office:value="2.121363" calcext:value-type="float">
            <text:p>2.12136</text:p>
          </table:table-cell>
          <table:table-cell table:formula="of:=AVERAGE([.B4:.L4])" office:value-type="float" office:value="2.29334581818182" calcext:value-type="float">
            <text:p>2.29335</text:p>
          </table:table-cell>
          <table:table-cell table:formula="of:=AVERAGE([.C4:.L4])" office:value-type="float" office:value="1.9790085" calcext:value-type="float">
            <text:p>1.97901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float" office:value="5.640242" calcext:value-type="float">
            <text:p>5.64024</text:p>
          </table:table-cell>
          <table:table-cell office:value-type="float" office:value="2.032752" calcext:value-type="float">
            <text:p>2.03275</text:p>
          </table:table-cell>
          <table:table-cell office:value-type="float" office:value="1.942671" calcext:value-type="float">
            <text:p>1.94267</text:p>
          </table:table-cell>
          <table:table-cell office:value-type="float" office:value="2.126753" calcext:value-type="float">
            <text:p>2.12675</text:p>
          </table:table-cell>
          <table:table-cell office:value-type="float" office:value="2.086728" calcext:value-type="float">
            <text:p>2.08673</text:p>
          </table:table-cell>
          <table:table-cell office:value-type="float" office:value="2.087134" calcext:value-type="float">
            <text:p>2.08713</text:p>
          </table:table-cell>
          <table:table-cell office:value-type="float" office:value="2.013852" calcext:value-type="float">
            <text:p>2.01385</text:p>
          </table:table-cell>
          <table:table-cell office:value-type="float" office:value="1.984913" calcext:value-type="float">
            <text:p>1.98491</text:p>
          </table:table-cell>
          <table:table-cell office:value-type="float" office:value="1.96812" calcext:value-type="float">
            <text:p>1.96812</text:p>
          </table:table-cell>
          <table:table-cell office:value-type="float" office:value="1.936089" calcext:value-type="float">
            <text:p>1.93609</text:p>
          </table:table-cell>
          <table:table-cell office:value-type="float" office:value="1.933295" calcext:value-type="float">
            <text:p>1.93330</text:p>
          </table:table-cell>
          <table:table-cell table:formula="of:=AVERAGE([.B5:.L5])" office:value-type="float" office:value="2.34114081818182" calcext:value-type="float">
            <text:p>2.34114</text:p>
          </table:table-cell>
          <table:table-cell table:formula="of:=AVERAGE([.C5:.L5])" office:value-type="float" office:value="2.0112307" calcext:value-type="float">
            <text:p>2.01123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float" office:value="5.612146" calcext:value-type="float">
            <text:p>5.61215</text:p>
          </table:table-cell>
          <table:table-cell office:value-type="float" office:value="2.238325" calcext:value-type="float">
            <text:p>2.23833</text:p>
          </table:table-cell>
          <table:table-cell office:value-type="float" office:value="2.015689" calcext:value-type="float">
            <text:p>2.01569</text:p>
          </table:table-cell>
          <table:table-cell office:value-type="float" office:value="1.964863" calcext:value-type="float">
            <text:p>1.96486</text:p>
          </table:table-cell>
          <table:table-cell office:value-type="float" office:value="2.290792" calcext:value-type="float">
            <text:p>2.29079</text:p>
          </table:table-cell>
          <table:table-cell office:value-type="float" office:value="2.360232" calcext:value-type="float">
            <text:p>2.36023</text:p>
          </table:table-cell>
          <table:table-cell office:value-type="float" office:value="2.619333" calcext:value-type="float">
            <text:p>2.61933</text:p>
          </table:table-cell>
          <table:table-cell office:value-type="float" office:value="2.008914" calcext:value-type="float">
            <text:p>2.00891</text:p>
          </table:table-cell>
          <table:table-cell office:value-type="float" office:value="1.926013" calcext:value-type="float">
            <text:p>1.92601</text:p>
          </table:table-cell>
          <table:table-cell office:value-type="float" office:value="1.986658" calcext:value-type="float">
            <text:p>1.98666</text:p>
          </table:table-cell>
          <table:table-cell office:value-type="float" office:value="2.023716" calcext:value-type="float">
            <text:p>2.02372</text:p>
          </table:table-cell>
          <table:table-cell table:formula="of:=AVERAGE([.B6:.L6])" office:value-type="float" office:value="2.45878918181818" calcext:value-type="float">
            <text:p>2.45879</text:p>
          </table:table-cell>
          <table:table-cell table:formula="of:=AVERAGE([.C6:.L6])" office:value-type="float" office:value="2.1434535" calcext:value-type="float">
            <text:p>2.14345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float" office:value="5.453516" calcext:value-type="float">
            <text:p>5.45352</text:p>
          </table:table-cell>
          <table:table-cell office:value-type="float" office:value="2.03748" calcext:value-type="float">
            <text:p>2.03748</text:p>
          </table:table-cell>
          <table:table-cell office:value-type="float" office:value="2.007616" calcext:value-type="float">
            <text:p>2.00762</text:p>
          </table:table-cell>
          <table:table-cell office:value-type="float" office:value="1.999271" calcext:value-type="float">
            <text:p>1.99927</text:p>
          </table:table-cell>
          <table:table-cell office:value-type="float" office:value="2.188453" calcext:value-type="float">
            <text:p>2.18845</text:p>
          </table:table-cell>
          <table:table-cell office:value-type="float" office:value="2.268576" calcext:value-type="float">
            <text:p>2.26858</text:p>
          </table:table-cell>
          <table:table-cell office:value-type="float" office:value="1.942417" calcext:value-type="float">
            <text:p>1.94242</text:p>
          </table:table-cell>
          <table:table-cell office:value-type="float" office:value="2.023764" calcext:value-type="float">
            <text:p>2.02376</text:p>
          </table:table-cell>
          <table:table-cell office:value-type="float" office:value="2.086935" calcext:value-type="float">
            <text:p>2.08694</text:p>
          </table:table-cell>
          <table:table-cell office:value-type="float" office:value="2.268156" calcext:value-type="float">
            <text:p>2.26816</text:p>
          </table:table-cell>
          <table:table-cell office:value-type="float" office:value="1.945682" calcext:value-type="float">
            <text:p>1.94568</text:p>
          </table:table-cell>
          <table:table-cell table:formula="of:=AVERAGE([.B7:.L7])" office:value-type="float" office:value="2.383806" calcext:value-type="float">
            <text:p>2.38381</text:p>
          </table:table-cell>
          <table:table-cell table:formula="of:=AVERAGE([.C7:.L7])" office:value-type="float" office:value="2.076835" calcext:value-type="float">
            <text:p>2.07684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float" office:value="5.727219" calcext:value-type="float">
            <text:p>5.72722</text:p>
          </table:table-cell>
          <table:table-cell office:value-type="float" office:value="2.012588" calcext:value-type="float">
            <text:p>2.01259</text:p>
          </table:table-cell>
          <table:table-cell office:value-type="float" office:value="1.973511" calcext:value-type="float">
            <text:p>1.97351</text:p>
          </table:table-cell>
          <table:table-cell office:value-type="float" office:value="1.950164" calcext:value-type="float">
            <text:p>1.95016</text:p>
          </table:table-cell>
          <table:table-cell office:value-type="float" office:value="2.016928" calcext:value-type="float">
            <text:p>2.01693</text:p>
          </table:table-cell>
          <table:table-cell office:value-type="float" office:value="2.027349" calcext:value-type="float">
            <text:p>2.02735</text:p>
          </table:table-cell>
          <table:table-cell office:value-type="float" office:value="1.943033" calcext:value-type="float">
            <text:p>1.94303</text:p>
          </table:table-cell>
          <table:table-cell office:value-type="float" office:value="1.96224" calcext:value-type="float">
            <text:p>1.96224</text:p>
          </table:table-cell>
          <table:table-cell office:value-type="float" office:value="1.953931" calcext:value-type="float">
            <text:p>1.95393</text:p>
          </table:table-cell>
          <table:table-cell office:value-type="float" office:value="1.968247" calcext:value-type="float">
            <text:p>1.96825</text:p>
          </table:table-cell>
          <table:table-cell office:value-type="float" office:value="2.048447" calcext:value-type="float">
            <text:p>2.04845</text:p>
          </table:table-cell>
          <table:table-cell table:formula="of:=AVERAGE([.B8:.L8])" office:value-type="float" office:value="2.325787" calcext:value-type="float">
            <text:p>2.32579</text:p>
          </table:table-cell>
          <table:table-cell table:formula="of:=AVERAGE([.C8:.L8])" office:value-type="float" office:value="1.9856438" calcext:value-type="float">
            <text:p>1.98564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float" office:value="5.673265" calcext:value-type="float">
            <text:p>5.67327</text:p>
          </table:table-cell>
          <table:table-cell office:value-type="float" office:value="2.65178" calcext:value-type="float">
            <text:p>2.65178</text:p>
          </table:table-cell>
          <table:table-cell office:value-type="float" office:value="1.958459" calcext:value-type="float">
            <text:p>1.95846</text:p>
          </table:table-cell>
          <table:table-cell office:value-type="float" office:value="2.101956" calcext:value-type="float">
            <text:p>2.10196</text:p>
          </table:table-cell>
          <table:table-cell office:value-type="float" office:value="2.214079" calcext:value-type="float">
            <text:p>2.21408</text:p>
          </table:table-cell>
          <table:table-cell office:value-type="float" office:value="2.1219" calcext:value-type="float">
            <text:p>2.12190</text:p>
          </table:table-cell>
          <table:table-cell office:value-type="float" office:value="2.196912" calcext:value-type="float">
            <text:p>2.19691</text:p>
          </table:table-cell>
          <table:table-cell office:value-type="float" office:value="2.223542" calcext:value-type="float">
            <text:p>2.22354</text:p>
          </table:table-cell>
          <table:table-cell office:value-type="float" office:value="2.002499" calcext:value-type="float">
            <text:p>2.00250</text:p>
          </table:table-cell>
          <table:table-cell office:value-type="float" office:value="2.175837" calcext:value-type="float">
            <text:p>2.17584</text:p>
          </table:table-cell>
          <table:table-cell office:value-type="float" office:value="2.252018" calcext:value-type="float">
            <text:p>2.25202</text:p>
          </table:table-cell>
          <table:table-cell table:formula="of:=AVERAGE([.B9:.L9])" office:value-type="float" office:value="2.50656790909091" calcext:value-type="float">
            <text:p>2.50657</text:p>
          </table:table-cell>
          <table:table-cell table:formula="of:=AVERAGE([.C9:.L9])" office:value-type="float" office:value="2.1898982" calcext:value-type="float">
            <text:p>2.18990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float" office:value="5.541051" calcext:value-type="float">
            <text:p>5.54105</text:p>
          </table:table-cell>
          <table:table-cell office:value-type="float" office:value="2.101765" calcext:value-type="float">
            <text:p>2.10177</text:p>
          </table:table-cell>
          <table:table-cell office:value-type="float" office:value="2.148701" calcext:value-type="float">
            <text:p>2.14870</text:p>
          </table:table-cell>
          <table:table-cell office:value-type="float" office:value="2.391916" calcext:value-type="float">
            <text:p>2.39192</text:p>
          </table:table-cell>
          <table:table-cell office:value-type="float" office:value="2.301359" calcext:value-type="float">
            <text:p>2.30136</text:p>
          </table:table-cell>
          <table:table-cell office:value-type="float" office:value="2.188577" calcext:value-type="float">
            <text:p>2.18858</text:p>
          </table:table-cell>
          <table:table-cell office:value-type="float" office:value="1.944725" calcext:value-type="float">
            <text:p>1.94473</text:p>
          </table:table-cell>
          <table:table-cell office:value-type="float" office:value="1.976574" calcext:value-type="float">
            <text:p>1.97657</text:p>
          </table:table-cell>
          <table:table-cell office:value-type="float" office:value="2.092107" calcext:value-type="float">
            <text:p>2.09211</text:p>
          </table:table-cell>
          <table:table-cell office:value-type="float" office:value="1.946864" calcext:value-type="float">
            <text:p>1.94686</text:p>
          </table:table-cell>
          <table:table-cell office:value-type="float" office:value="1.999138" calcext:value-type="float">
            <text:p>1.99914</text:p>
          </table:table-cell>
          <table:table-cell table:formula="of:=AVERAGE([.B10:.L10])" office:value-type="float" office:value="2.42116154545455" calcext:value-type="float">
            <text:p>2.42116</text:p>
          </table:table-cell>
          <table:table-cell table:formula="of:=AVERAGE([.C10:.L10])" office:value-type="float" office:value="2.1091726" calcext:value-type="float">
            <text:p>2.10917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float" office:value="5.63898" calcext:value-type="float">
            <text:p>5.63898</text:p>
          </table:table-cell>
          <table:table-cell office:value-type="float" office:value="2.184277" calcext:value-type="float">
            <text:p>2.18428</text:p>
          </table:table-cell>
          <table:table-cell office:value-type="float" office:value="1.99236" calcext:value-type="float">
            <text:p>1.99236</text:p>
          </table:table-cell>
          <table:table-cell office:value-type="float" office:value="1.909514" calcext:value-type="float">
            <text:p>1.90951</text:p>
          </table:table-cell>
          <table:table-cell office:value-type="float" office:value="2.084092" calcext:value-type="float">
            <text:p>2.08409</text:p>
          </table:table-cell>
          <table:table-cell office:value-type="float" office:value="2.415204" calcext:value-type="float">
            <text:p>2.41520</text:p>
          </table:table-cell>
          <table:table-cell office:value-type="float" office:value="2.166213" calcext:value-type="float">
            <text:p>2.16621</text:p>
          </table:table-cell>
          <table:table-cell office:value-type="float" office:value="2.098343" calcext:value-type="float">
            <text:p>2.09834</text:p>
          </table:table-cell>
          <table:table-cell office:value-type="float" office:value="2.016123" calcext:value-type="float">
            <text:p>2.01612</text:p>
          </table:table-cell>
          <table:table-cell office:value-type="float" office:value="2.01374" calcext:value-type="float">
            <text:p>2.01374</text:p>
          </table:table-cell>
          <table:table-cell office:value-type="float" office:value="2.039076" calcext:value-type="float">
            <text:p>2.03908</text:p>
          </table:table-cell>
          <table:table-cell table:formula="of:=AVERAGE([.B11:.L11])" office:value-type="float" office:value="2.41435654545455" calcext:value-type="float">
            <text:p>2.41436</text:p>
          </table:table-cell>
          <table:table-cell table:formula="of:=AVERAGE([.C11:.L11])" office:value-type="float" office:value="2.0918942" calcext:value-type="float">
            <text:p>2.09189</text:p>
          </table:table-cell>
        </table:table-row>
        <table:table-row table:style-name="ro2">
          <table:table-cell table:style-name="Column_20_calc" office:value-type="string" calcext:value-type="string">
            <text:p>AVG RUN</text:p>
          </table:table-cell>
          <table:table-cell table:style-name="Average_20_base" table:formula="of:=AVERAGE([.B2:.B11])" office:value-type="float" office:value="5.6061734" calcext:value-type="float">
            <text:p>5.60617</text:p>
          </table:table-cell>
          <table:table-cell table:style-name="Average_20_base" table:formula="of:=AVERAGE([.C2:.C11])" office:value-type="float" office:value="2.1195169" calcext:value-type="float">
            <text:p>2.11952</text:p>
          </table:table-cell>
          <table:table-cell table:style-name="Average_20_base" table:formula="of:=AVERAGE([.D2:.D11])" office:value-type="float" office:value="2.0123597" calcext:value-type="float">
            <text:p>2.01236</text:p>
          </table:table-cell>
          <table:table-cell table:style-name="Average_20_base" table:formula="of:=AVERAGE([.E2:.E11])" office:value-type="float" office:value="2.0407652" calcext:value-type="float">
            <text:p>2.04077</text:p>
          </table:table-cell>
          <table:table-cell table:style-name="Average_20_base" table:formula="of:=AVERAGE([.F2:.F11])" office:value-type="float" office:value="2.1087125" calcext:value-type="float">
            <text:p>2.10871</text:p>
          </table:table-cell>
          <table:table-cell table:style-name="Average_20_base" table:formula="of:=AVERAGE([.G2:.G11])" office:value-type="float" office:value="2.1668324" calcext:value-type="float">
            <text:p>2.16683</text:p>
          </table:table-cell>
          <table:table-cell table:style-name="Average_20_base" table:formula="of:=AVERAGE([.H2:.H11])" office:value-type="float" office:value="2.0859955" calcext:value-type="float">
            <text:p>2.08600</text:p>
          </table:table-cell>
          <table:table-cell table:style-name="Average_20_base" table:formula="of:=AVERAGE([.I2:.I11])" office:value-type="float" office:value="2.0445341" calcext:value-type="float">
            <text:p>2.04453</text:p>
          </table:table-cell>
          <table:table-cell table:style-name="Average_20_base" table:formula="of:=AVERAGE([.J2:.J11])" office:value-type="float" office:value="1.9843957" calcext:value-type="float">
            <text:p>1.98440</text:p>
          </table:table-cell>
          <table:table-cell table:style-name="Average_20_base" table:formula="of:=AVERAGE([.K2:.K11])" office:value-type="float" office:value="2.0142151" calcext:value-type="float">
            <text:p>2.01422</text:p>
          </table:table-cell>
          <table:table-cell table:style-name="Average_20_base" table:formula="of:=AVERAGE([.L2:.L11])" office:value-type="float" office:value="2.0283491" calcext:value-type="float">
            <text:p>2.02835</text:p>
          </table:table-cell>
          <table:table-cell table:style-name="Average_20_main" table:formula="of:=AVERAGE([.B2:.L11])" office:value-type="float" office:value="2.38289541818182" calcext:value-type="float">
            <text:p>2.38290</text:p>
          </table:table-cell>
          <table:table-cell table:style-name="Average_20_main" table:formula="of:=AVERAGE([.C2:.L11])" office:value-type="float" office:value="2.06056762" calcext:value-type="float">
            <text:p>2.06057</text:p>
          </table:table-cell>
        </table:table-row>
      </table:table>
      <table:table table:name="Pelican" table:style-name="ta1" table:print-ranges="Pelican.A1:Pelican.N12 Pelican.A1:Pelican.N12">
        <table:table-column table:style-name="co2" table:default-cell-style-name="Column_20_raw"/>
        <table:table-column table:style-name="co2" table:number-columns-repeated="11" table:default-cell-style-name="Data_20_raw"/>
        <table:table-column table:style-name="co2" table:number-columns-repeated="2" table:default-cell-style-name="Average_20_base"/>
        <table:table-row table:style-name="ro2">
          <table:table-cell office:value-type="string" calcext:value-type="string">
            <text:p>Session/Run</text:p>
          </table:table-cell>
          <table:table-cell table:style-name="Header_20_raw" office:value-type="string" calcext:value-type="string">
            <text:p>R1</text:p>
          </table:table-cell>
          <table:table-cell table:style-name="Header_20_raw" office:value-type="string" calcext:value-type="string">
            <text:p>R2</text:p>
          </table:table-cell>
          <table:table-cell table:style-name="Header_20_raw" office:value-type="string" calcext:value-type="string">
            <text:p>R3</text:p>
          </table:table-cell>
          <table:table-cell table:style-name="Header_20_raw" office:value-type="string" calcext:value-type="string">
            <text:p>R4</text:p>
          </table:table-cell>
          <table:table-cell table:style-name="Header_20_raw" office:value-type="string" calcext:value-type="string">
            <text:p>R5</text:p>
          </table:table-cell>
          <table:table-cell table:style-name="Header_20_raw" office:value-type="string" calcext:value-type="string">
            <text:p>R6</text:p>
          </table:table-cell>
          <table:table-cell table:style-name="Header_20_raw" office:value-type="string" calcext:value-type="string">
            <text:p>R7</text:p>
          </table:table-cell>
          <table:table-cell table:style-name="Header_20_raw" office:value-type="string" calcext:value-type="string">
            <text:p>R8</text:p>
          </table:table-cell>
          <table:table-cell table:style-name="Header_20_raw" office:value-type="string" calcext:value-type="string">
            <text:p>R9</text:p>
          </table:table-cell>
          <table:table-cell table:style-name="Header_20_raw" office:value-type="string" calcext:value-type="string">
            <text:p>R10</text:p>
          </table:table-cell>
          <table:table-cell table:style-name="Header_20_raw" office:value-type="string" calcext:value-type="string">
            <text:p>R11</text:p>
          </table:table-cell>
          <table:table-cell table:style-name="Header_20_calc" office:value-type="string" calcext:value-type="string">
            <text:p>AVG 11</text:p>
          </table:table-cell>
          <table:table-cell table:style-name="Header_20_calc" office:value-type="string" calcext:value-type="string">
            <text:p>AVG 10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2.583743" calcext:value-type="float">
            <text:p>2.58374</text:p>
          </table:table-cell>
          <table:table-cell office:value-type="float" office:value="2.600981" calcext:value-type="float">
            <text:p>2.60098</text:p>
          </table:table-cell>
          <table:table-cell office:value-type="float" office:value="2.609522" calcext:value-type="float">
            <text:p>2.60952</text:p>
          </table:table-cell>
          <table:table-cell office:value-type="float" office:value="2.671342" calcext:value-type="float">
            <text:p>2.67134</text:p>
          </table:table-cell>
          <table:table-cell office:value-type="float" office:value="2.834936" calcext:value-type="float">
            <text:p>2.83494</text:p>
          </table:table-cell>
          <table:table-cell office:value-type="float" office:value="2.663132" calcext:value-type="float">
            <text:p>2.66313</text:p>
          </table:table-cell>
          <table:table-cell office:value-type="float" office:value="2.568998" calcext:value-type="float">
            <text:p>2.56900</text:p>
          </table:table-cell>
          <table:table-cell office:value-type="float" office:value="2.548185" calcext:value-type="float">
            <text:p>2.54819</text:p>
          </table:table-cell>
          <table:table-cell office:value-type="float" office:value="2.532792" calcext:value-type="float">
            <text:p>2.53279</text:p>
          </table:table-cell>
          <table:table-cell office:value-type="float" office:value="2.530251" calcext:value-type="float">
            <text:p>2.53025</text:p>
          </table:table-cell>
          <table:table-cell office:value-type="float" office:value="2.639011" calcext:value-type="float">
            <text:p>2.63901</text:p>
          </table:table-cell>
          <table:table-cell table:formula="of:=AVERAGE([.B2:.L2])" office:value-type="float" office:value="2.61662663636364" calcext:value-type="float">
            <text:p>2.61663</text:p>
          </table:table-cell>
          <table:table-cell table:formula="of:=AVERAGE([.C2:.L2])" office:value-type="float" office:value="2.619915" calcext:value-type="float">
            <text:p>2.61992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2.610529" calcext:value-type="float">
            <text:p>2.61053</text:p>
          </table:table-cell>
          <table:table-cell office:value-type="float" office:value="2.587905" calcext:value-type="float">
            <text:p>2.58791</text:p>
          </table:table-cell>
          <table:table-cell office:value-type="float" office:value="2.571922" calcext:value-type="float">
            <text:p>2.57192</text:p>
          </table:table-cell>
          <table:table-cell office:value-type="float" office:value="2.81692" calcext:value-type="float">
            <text:p>2.81692</text:p>
          </table:table-cell>
          <table:table-cell office:value-type="float" office:value="2.507231" calcext:value-type="float">
            <text:p>2.50723</text:p>
          </table:table-cell>
          <table:table-cell office:value-type="float" office:value="2.481524" calcext:value-type="float">
            <text:p>2.48152</text:p>
          </table:table-cell>
          <table:table-cell office:value-type="float" office:value="2.535095" calcext:value-type="float">
            <text:p>2.53510</text:p>
          </table:table-cell>
          <table:table-cell office:value-type="float" office:value="2.60823" calcext:value-type="float">
            <text:p>2.60823</text:p>
          </table:table-cell>
          <table:table-cell office:value-type="float" office:value="2.517325" calcext:value-type="float">
            <text:p>2.51733</text:p>
          </table:table-cell>
          <table:table-cell office:value-type="float" office:value="2.579802" calcext:value-type="float">
            <text:p>2.57980</text:p>
          </table:table-cell>
          <table:table-cell office:value-type="float" office:value="2.833525" calcext:value-type="float">
            <text:p>2.83353</text:p>
          </table:table-cell>
          <table:table-cell table:formula="of:=AVERAGE([.B3:.L3])" office:value-type="float" office:value="2.60454618181818" calcext:value-type="float">
            <text:p>2.60455</text:p>
          </table:table-cell>
          <table:table-cell table:formula="of:=AVERAGE([.C3:.L3])" office:value-type="float" office:value="2.6039479" calcext:value-type="float">
            <text:p>2.60395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float" office:value="2.488622" calcext:value-type="float">
            <text:p>2.48862</text:p>
          </table:table-cell>
          <table:table-cell office:value-type="float" office:value="2.498033" calcext:value-type="float">
            <text:p>2.49803</text:p>
          </table:table-cell>
          <table:table-cell office:value-type="float" office:value="2.63844" calcext:value-type="float">
            <text:p>2.63844</text:p>
          </table:table-cell>
          <table:table-cell office:value-type="float" office:value="2.568215" calcext:value-type="float">
            <text:p>2.56822</text:p>
          </table:table-cell>
          <table:table-cell office:value-type="float" office:value="2.625931" calcext:value-type="float">
            <text:p>2.62593</text:p>
          </table:table-cell>
          <table:table-cell office:value-type="float" office:value="2.659836" calcext:value-type="float">
            <text:p>2.65984</text:p>
          </table:table-cell>
          <table:table-cell office:value-type="float" office:value="2.688851" calcext:value-type="float">
            <text:p>2.68885</text:p>
          </table:table-cell>
          <table:table-cell office:value-type="float" office:value="2.66718" calcext:value-type="float">
            <text:p>2.66718</text:p>
          </table:table-cell>
          <table:table-cell office:value-type="float" office:value="2.551893" calcext:value-type="float">
            <text:p>2.55189</text:p>
          </table:table-cell>
          <table:table-cell office:value-type="float" office:value="2.527513" calcext:value-type="float">
            <text:p>2.52751</text:p>
          </table:table-cell>
          <table:table-cell office:value-type="float" office:value="2.516666" calcext:value-type="float">
            <text:p>2.51667</text:p>
          </table:table-cell>
          <table:table-cell table:formula="of:=AVERAGE([.B4:.L4])" office:value-type="float" office:value="2.58465272727273" calcext:value-type="float">
            <text:p>2.58465</text:p>
          </table:table-cell>
          <table:table-cell table:formula="of:=AVERAGE([.C4:.L4])" office:value-type="float" office:value="2.5942558" calcext:value-type="float">
            <text:p>2.59426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float" office:value="2.578996" calcext:value-type="float">
            <text:p>2.57900</text:p>
          </table:table-cell>
          <table:table-cell office:value-type="float" office:value="2.665466" calcext:value-type="float">
            <text:p>2.66547</text:p>
          </table:table-cell>
          <table:table-cell office:value-type="float" office:value="2.532859" calcext:value-type="float">
            <text:p>2.53286</text:p>
          </table:table-cell>
          <table:table-cell office:value-type="float" office:value="2.520535" calcext:value-type="float">
            <text:p>2.52054</text:p>
          </table:table-cell>
          <table:table-cell office:value-type="float" office:value="2.685338" calcext:value-type="float">
            <text:p>2.68534</text:p>
          </table:table-cell>
          <table:table-cell office:value-type="float" office:value="2.738085" calcext:value-type="float">
            <text:p>2.73809</text:p>
          </table:table-cell>
          <table:table-cell office:value-type="float" office:value="2.527084" calcext:value-type="float">
            <text:p>2.52708</text:p>
          </table:table-cell>
          <table:table-cell office:value-type="float" office:value="2.527788" calcext:value-type="float">
            <text:p>2.52779</text:p>
          </table:table-cell>
          <table:table-cell office:value-type="float" office:value="2.514456" calcext:value-type="float">
            <text:p>2.51446</text:p>
          </table:table-cell>
          <table:table-cell office:value-type="float" office:value="2.493311" calcext:value-type="float">
            <text:p>2.49331</text:p>
          </table:table-cell>
          <table:table-cell office:value-type="float" office:value="2.508846" calcext:value-type="float">
            <text:p>2.50885</text:p>
          </table:table-cell>
          <table:table-cell table:formula="of:=AVERAGE([.B5:.L5])" office:value-type="float" office:value="2.57206945454545" calcext:value-type="float">
            <text:p>2.57207</text:p>
          </table:table-cell>
          <table:table-cell table:formula="of:=AVERAGE([.C5:.L5])" office:value-type="float" office:value="2.5713768" calcext:value-type="float">
            <text:p>2.57138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float" office:value="2.568163" calcext:value-type="float">
            <text:p>2.56816</text:p>
          </table:table-cell>
          <table:table-cell office:value-type="float" office:value="2.518138" calcext:value-type="float">
            <text:p>2.51814</text:p>
          </table:table-cell>
          <table:table-cell office:value-type="float" office:value="2.522021" calcext:value-type="float">
            <text:p>2.52202</text:p>
          </table:table-cell>
          <table:table-cell office:value-type="float" office:value="2.550079" calcext:value-type="float">
            <text:p>2.55008</text:p>
          </table:table-cell>
          <table:table-cell office:value-type="float" office:value="2.544486" calcext:value-type="float">
            <text:p>2.54449</text:p>
          </table:table-cell>
          <table:table-cell office:value-type="float" office:value="2.513715" calcext:value-type="float">
            <text:p>2.51372</text:p>
          </table:table-cell>
          <table:table-cell office:value-type="float" office:value="2.546562" calcext:value-type="float">
            <text:p>2.54656</text:p>
          </table:table-cell>
          <table:table-cell office:value-type="float" office:value="2.907154" calcext:value-type="float">
            <text:p>2.90715</text:p>
          </table:table-cell>
          <table:table-cell office:value-type="float" office:value="2.743626" calcext:value-type="float">
            <text:p>2.74363</text:p>
          </table:table-cell>
          <table:table-cell office:value-type="float" office:value="2.69763" calcext:value-type="float">
            <text:p>2.69763</text:p>
          </table:table-cell>
          <table:table-cell office:value-type="float" office:value="2.638581" calcext:value-type="float">
            <text:p>2.63858</text:p>
          </table:table-cell>
          <table:table-cell table:formula="of:=AVERAGE([.B6:.L6])" office:value-type="float" office:value="2.61365045454545" calcext:value-type="float">
            <text:p>2.61365</text:p>
          </table:table-cell>
          <table:table-cell table:formula="of:=AVERAGE([.C6:.L6])" office:value-type="float" office:value="2.6181992" calcext:value-type="float">
            <text:p>2.61820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float" office:value="2.876323" calcext:value-type="float">
            <text:p>2.87632</text:p>
          </table:table-cell>
          <table:table-cell office:value-type="float" office:value="2.724553" calcext:value-type="float">
            <text:p>2.72455</text:p>
          </table:table-cell>
          <table:table-cell office:value-type="float" office:value="2.706054" calcext:value-type="float">
            <text:p>2.70605</text:p>
          </table:table-cell>
          <table:table-cell office:value-type="float" office:value="2.750281" calcext:value-type="float">
            <text:p>2.75028</text:p>
          </table:table-cell>
          <table:table-cell office:value-type="float" office:value="2.858078" calcext:value-type="float">
            <text:p>2.85808</text:p>
          </table:table-cell>
          <table:table-cell office:value-type="float" office:value="2.543743" calcext:value-type="float">
            <text:p>2.54374</text:p>
          </table:table-cell>
          <table:table-cell office:value-type="float" office:value="2.777479" calcext:value-type="float">
            <text:p>2.77748</text:p>
          </table:table-cell>
          <table:table-cell office:value-type="float" office:value="2.500736" calcext:value-type="float">
            <text:p>2.50074</text:p>
          </table:table-cell>
          <table:table-cell office:value-type="float" office:value="2.547343" calcext:value-type="float">
            <text:p>2.54734</text:p>
          </table:table-cell>
          <table:table-cell office:value-type="float" office:value="2.488057" calcext:value-type="float">
            <text:p>2.48806</text:p>
          </table:table-cell>
          <table:table-cell office:value-type="float" office:value="2.49162" calcext:value-type="float">
            <text:p>2.49162</text:p>
          </table:table-cell>
          <table:table-cell table:formula="of:=AVERAGE([.B7:.L7])" office:value-type="float" office:value="2.66038790909091" calcext:value-type="float">
            <text:p>2.66039</text:p>
          </table:table-cell>
          <table:table-cell table:formula="of:=AVERAGE([.C7:.L7])" office:value-type="float" office:value="2.6387944" calcext:value-type="float">
            <text:p>2.63879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float" office:value="2.495204" calcext:value-type="float">
            <text:p>2.49520</text:p>
          </table:table-cell>
          <table:table-cell office:value-type="float" office:value="2.525708" calcext:value-type="float">
            <text:p>2.52571</text:p>
          </table:table-cell>
          <table:table-cell office:value-type="float" office:value="2.858776" calcext:value-type="float">
            <text:p>2.85878</text:p>
          </table:table-cell>
          <table:table-cell office:value-type="float" office:value="2.779963" calcext:value-type="float">
            <text:p>2.77996</text:p>
          </table:table-cell>
          <table:table-cell office:value-type="float" office:value="2.637006" calcext:value-type="float">
            <text:p>2.63701</text:p>
          </table:table-cell>
          <table:table-cell office:value-type="float" office:value="2.548243" calcext:value-type="float">
            <text:p>2.54824</text:p>
          </table:table-cell>
          <table:table-cell office:value-type="float" office:value="2.495264" calcext:value-type="float">
            <text:p>2.49526</text:p>
          </table:table-cell>
          <table:table-cell office:value-type="float" office:value="2.537948" calcext:value-type="float">
            <text:p>2.53795</text:p>
          </table:table-cell>
          <table:table-cell office:value-type="float" office:value="2.520934" calcext:value-type="float">
            <text:p>2.52093</text:p>
          </table:table-cell>
          <table:table-cell office:value-type="float" office:value="2.549" calcext:value-type="float">
            <text:p>2.54900</text:p>
          </table:table-cell>
          <table:table-cell office:value-type="float" office:value="2.544711" calcext:value-type="float">
            <text:p>2.54471</text:p>
          </table:table-cell>
          <table:table-cell table:formula="of:=AVERAGE([.B8:.L8])" office:value-type="float" office:value="2.59025063636364" calcext:value-type="float">
            <text:p>2.59025</text:p>
          </table:table-cell>
          <table:table-cell table:formula="of:=AVERAGE([.C8:.L8])" office:value-type="float" office:value="2.5997553" calcext:value-type="float">
            <text:p>2.59976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float" office:value="2.51104" calcext:value-type="float">
            <text:p>2.51104</text:p>
          </table:table-cell>
          <table:table-cell office:value-type="float" office:value="2.549626" calcext:value-type="float">
            <text:p>2.54963</text:p>
          </table:table-cell>
          <table:table-cell office:value-type="float" office:value="2.635695" calcext:value-type="float">
            <text:p>2.63570</text:p>
          </table:table-cell>
          <table:table-cell office:value-type="float" office:value="2.501901" calcext:value-type="float">
            <text:p>2.50190</text:p>
          </table:table-cell>
          <table:table-cell office:value-type="float" office:value="2.766572" calcext:value-type="float">
            <text:p>2.76657</text:p>
          </table:table-cell>
          <table:table-cell office:value-type="float" office:value="2.540378" calcext:value-type="float">
            <text:p>2.54038</text:p>
          </table:table-cell>
          <table:table-cell office:value-type="float" office:value="2.570197" calcext:value-type="float">
            <text:p>2.57020</text:p>
          </table:table-cell>
          <table:table-cell office:value-type="float" office:value="2.881308" calcext:value-type="float">
            <text:p>2.88131</text:p>
          </table:table-cell>
          <table:table-cell office:value-type="float" office:value="2.802129" calcext:value-type="float">
            <text:p>2.80213</text:p>
          </table:table-cell>
          <table:table-cell office:value-type="float" office:value="2.868496" calcext:value-type="float">
            <text:p>2.86850</text:p>
          </table:table-cell>
          <table:table-cell office:value-type="float" office:value="2.527075" calcext:value-type="float">
            <text:p>2.52708</text:p>
          </table:table-cell>
          <table:table-cell table:formula="of:=AVERAGE([.B9:.L9])" office:value-type="float" office:value="2.65040154545455" calcext:value-type="float">
            <text:p>2.65040</text:p>
          </table:table-cell>
          <table:table-cell table:formula="of:=AVERAGE([.C9:.L9])" office:value-type="float" office:value="2.6643377" calcext:value-type="float">
            <text:p>2.66434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float" office:value="2.546023" calcext:value-type="float">
            <text:p>2.54602</text:p>
          </table:table-cell>
          <table:table-cell office:value-type="float" office:value="2.681709" calcext:value-type="float">
            <text:p>2.68171</text:p>
          </table:table-cell>
          <table:table-cell office:value-type="float" office:value="2.656593" calcext:value-type="float">
            <text:p>2.65659</text:p>
          </table:table-cell>
          <table:table-cell office:value-type="float" office:value="2.538407" calcext:value-type="float">
            <text:p>2.53841</text:p>
          </table:table-cell>
          <table:table-cell office:value-type="float" office:value="2.524124" calcext:value-type="float">
            <text:p>2.52412</text:p>
          </table:table-cell>
          <table:table-cell office:value-type="float" office:value="2.555275" calcext:value-type="float">
            <text:p>2.55528</text:p>
          </table:table-cell>
          <table:table-cell office:value-type="float" office:value="2.996298" calcext:value-type="float">
            <text:p>2.99630</text:p>
          </table:table-cell>
          <table:table-cell office:value-type="float" office:value="2.73584" calcext:value-type="float">
            <text:p>2.73584</text:p>
          </table:table-cell>
          <table:table-cell office:value-type="float" office:value="3.543179" calcext:value-type="float">
            <text:p>3.54318</text:p>
          </table:table-cell>
          <table:table-cell office:value-type="float" office:value="2.773347" calcext:value-type="float">
            <text:p>2.77335</text:p>
          </table:table-cell>
          <table:table-cell office:value-type="float" office:value="2.56639" calcext:value-type="float">
            <text:p>2.56639</text:p>
          </table:table-cell>
          <table:table-cell table:formula="of:=AVERAGE([.B10:.L10])" office:value-type="float" office:value="2.73792590909091" calcext:value-type="float">
            <text:p>2.73793</text:p>
          </table:table-cell>
          <table:table-cell table:formula="of:=AVERAGE([.C10:.L10])" office:value-type="float" office:value="2.7571162" calcext:value-type="float">
            <text:p>2.75712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float" office:value="2.506092" calcext:value-type="float">
            <text:p>2.50609</text:p>
          </table:table-cell>
          <table:table-cell office:value-type="float" office:value="2.844413" calcext:value-type="float">
            <text:p>2.84441</text:p>
          </table:table-cell>
          <table:table-cell office:value-type="float" office:value="2.503998" calcext:value-type="float">
            <text:p>2.50400</text:p>
          </table:table-cell>
          <table:table-cell office:value-type="float" office:value="2.525848" calcext:value-type="float">
            <text:p>2.52585</text:p>
          </table:table-cell>
          <table:table-cell office:value-type="float" office:value="2.525015" calcext:value-type="float">
            <text:p>2.52502</text:p>
          </table:table-cell>
          <table:table-cell office:value-type="float" office:value="2.518235" calcext:value-type="float">
            <text:p>2.51824</text:p>
          </table:table-cell>
          <table:table-cell office:value-type="float" office:value="2.516479" calcext:value-type="float">
            <text:p>2.51648</text:p>
          </table:table-cell>
          <table:table-cell office:value-type="float" office:value="2.557705" calcext:value-type="float">
            <text:p>2.55771</text:p>
          </table:table-cell>
          <table:table-cell office:value-type="float" office:value="2.555693" calcext:value-type="float">
            <text:p>2.55569</text:p>
          </table:table-cell>
          <table:table-cell office:value-type="float" office:value="2.549254" calcext:value-type="float">
            <text:p>2.54925</text:p>
          </table:table-cell>
          <table:table-cell office:value-type="float" office:value="2.57792" calcext:value-type="float">
            <text:p>2.57792</text:p>
          </table:table-cell>
          <table:table-cell table:formula="of:=AVERAGE([.B11:.L11])" office:value-type="float" office:value="2.56187745454545" calcext:value-type="float">
            <text:p>2.56188</text:p>
          </table:table-cell>
          <table:table-cell table:formula="of:=AVERAGE([.C11:.L11])" office:value-type="float" office:value="2.567456" calcext:value-type="float">
            <text:p>2.56746</text:p>
          </table:table-cell>
        </table:table-row>
        <table:table-row table:style-name="ro2">
          <table:table-cell table:style-name="Column_20_calc" office:value-type="string" calcext:value-type="string">
            <text:p>AVG RUN</text:p>
          </table:table-cell>
          <table:table-cell table:style-name="Average_20_base" table:formula="of:=AVERAGE([.B2:.B11])" office:value-type="float" office:value="2.5764735" calcext:value-type="float">
            <text:p>2.57647</text:p>
          </table:table-cell>
          <table:table-cell table:style-name="Average_20_base" table:formula="of:=AVERAGE([.C2:.C11])" office:value-type="float" office:value="2.6196532" calcext:value-type="float">
            <text:p>2.61965</text:p>
          </table:table-cell>
          <table:table-cell table:style-name="Average_20_base" table:formula="of:=AVERAGE([.D2:.D11])" office:value-type="float" office:value="2.623588" calcext:value-type="float">
            <text:p>2.62359</text:p>
          </table:table-cell>
          <table:table-cell table:style-name="Average_20_base" table:formula="of:=AVERAGE([.E2:.E11])" office:value-type="float" office:value="2.6223491" calcext:value-type="float">
            <text:p>2.62235</text:p>
          </table:table-cell>
          <table:table-cell table:style-name="Average_20_base" table:formula="of:=AVERAGE([.F2:.F11])" office:value-type="float" office:value="2.6508717" calcext:value-type="float">
            <text:p>2.65087</text:p>
          </table:table-cell>
          <table:table-cell table:style-name="Average_20_base" table:formula="of:=AVERAGE([.G2:.G11])" office:value-type="float" office:value="2.5762166" calcext:value-type="float">
            <text:p>2.57622</text:p>
          </table:table-cell>
          <table:table-cell table:style-name="Average_20_base" table:formula="of:=AVERAGE([.H2:.H11])" office:value-type="float" office:value="2.6222307" calcext:value-type="float">
            <text:p>2.62223</text:p>
          </table:table-cell>
          <table:table-cell table:style-name="Average_20_base" table:formula="of:=AVERAGE([.I2:.I11])" office:value-type="float" office:value="2.6472074" calcext:value-type="float">
            <text:p>2.64721</text:p>
          </table:table-cell>
          <table:table-cell table:style-name="Average_20_base" table:formula="of:=AVERAGE([.J2:.J11])" office:value-type="float" office:value="2.682937" calcext:value-type="float">
            <text:p>2.68294</text:p>
          </table:table-cell>
          <table:table-cell table:style-name="Average_20_base" table:formula="of:=AVERAGE([.K2:.K11])" office:value-type="float" office:value="2.6056661" calcext:value-type="float">
            <text:p>2.60567</text:p>
          </table:table-cell>
          <table:table-cell table:style-name="Average_20_base" table:formula="of:=AVERAGE([.L2:.L11])" office:value-type="float" office:value="2.5844345" calcext:value-type="float">
            <text:p>2.58443</text:p>
          </table:table-cell>
          <table:table-cell table:style-name="Average_20_main" table:formula="of:=AVERAGE([.B2:.L11])" office:value-type="float" office:value="2.61923889090909" calcext:value-type="float">
            <text:p>2.61924</text:p>
          </table:table-cell>
          <table:table-cell table:style-name="Average_20_main" table:formula="of:=AVERAGE([.C2:.L11])" office:value-type="float" office:value="2.62351543" calcext:value-type="float">
            <text:p>2.62352</text:p>
          </table:table-cell>
        </table:table-row>
      </table:table>
      <table:table table:name="Hexo" table:style-name="ta1" table:print-ranges="Hexo.A1:Hexo.N12 Hexo.A1:Hexo.N12">
        <table:table-column table:style-name="co2" table:default-cell-style-name="Column_20_raw"/>
        <table:table-column table:style-name="co2" table:number-columns-repeated="11" table:default-cell-style-name="Data_20_raw"/>
        <table:table-column table:style-name="co2" table:number-columns-repeated="2" table:default-cell-style-name="Average_20_base"/>
        <table:table-row table:style-name="ro2">
          <table:table-cell office:value-type="string" calcext:value-type="string">
            <text:p>Session/Run</text:p>
          </table:table-cell>
          <table:table-cell table:style-name="Header_20_raw" office:value-type="string" calcext:value-type="string">
            <text:p>R1</text:p>
          </table:table-cell>
          <table:table-cell table:style-name="Header_20_raw" office:value-type="string" calcext:value-type="string">
            <text:p>R2</text:p>
          </table:table-cell>
          <table:table-cell table:style-name="Header_20_raw" office:value-type="string" calcext:value-type="string">
            <text:p>R3</text:p>
          </table:table-cell>
          <table:table-cell table:style-name="Header_20_raw" office:value-type="string" calcext:value-type="string">
            <text:p>R4</text:p>
          </table:table-cell>
          <table:table-cell table:style-name="Header_20_raw" office:value-type="string" calcext:value-type="string">
            <text:p>R5</text:p>
          </table:table-cell>
          <table:table-cell table:style-name="Header_20_raw" office:value-type="string" calcext:value-type="string">
            <text:p>R6</text:p>
          </table:table-cell>
          <table:table-cell table:style-name="Header_20_raw" office:value-type="string" calcext:value-type="string">
            <text:p>R7</text:p>
          </table:table-cell>
          <table:table-cell table:style-name="Header_20_raw" office:value-type="string" calcext:value-type="string">
            <text:p>R8</text:p>
          </table:table-cell>
          <table:table-cell table:style-name="Header_20_raw" office:value-type="string" calcext:value-type="string">
            <text:p>R9</text:p>
          </table:table-cell>
          <table:table-cell table:style-name="Header_20_raw" office:value-type="string" calcext:value-type="string">
            <text:p>R10</text:p>
          </table:table-cell>
          <table:table-cell table:style-name="Header_20_raw" office:value-type="string" calcext:value-type="string">
            <text:p>R11</text:p>
          </table:table-cell>
          <table:table-cell table:style-name="Header_20_calc" office:value-type="string" calcext:value-type="string">
            <text:p>AVG 11</text:p>
          </table:table-cell>
          <table:table-cell table:style-name="Header_20_calc" office:value-type="string" calcext:value-type="string">
            <text:p>AVG 10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7.144241" calcext:value-type="float">
            <text:p>7.14424</text:p>
          </table:table-cell>
          <table:table-cell office:value-type="float" office:value="6.981554" calcext:value-type="float">
            <text:p>6.98155</text:p>
          </table:table-cell>
          <table:table-cell office:value-type="float" office:value="7.611183" calcext:value-type="float">
            <text:p>7.61118</text:p>
          </table:table-cell>
          <table:table-cell office:value-type="float" office:value="7.949685" calcext:value-type="float">
            <text:p>7.94969</text:p>
          </table:table-cell>
          <table:table-cell office:value-type="float" office:value="6.593409" calcext:value-type="float">
            <text:p>6.59341</text:p>
          </table:table-cell>
          <table:table-cell office:value-type="float" office:value="6.065084" calcext:value-type="float">
            <text:p>6.06508</text:p>
          </table:table-cell>
          <table:table-cell office:value-type="float" office:value="6.310804" calcext:value-type="float">
            <text:p>6.31080</text:p>
          </table:table-cell>
          <table:table-cell office:value-type="float" office:value="7.395627" calcext:value-type="float">
            <text:p>7.39563</text:p>
          </table:table-cell>
          <table:table-cell office:value-type="float" office:value="6.92349" calcext:value-type="float">
            <text:p>6.92349</text:p>
          </table:table-cell>
          <table:table-cell office:value-type="float" office:value="6.558925" calcext:value-type="float">
            <text:p>6.55893</text:p>
          </table:table-cell>
          <table:table-cell office:value-type="float" office:value="6.209209" calcext:value-type="float">
            <text:p>6.20921</text:p>
          </table:table-cell>
          <table:table-cell table:formula="of:=AVERAGE([.B2:.L2])" office:value-type="float" office:value="6.88574645454545" calcext:value-type="float">
            <text:p>6.88575</text:p>
          </table:table-cell>
          <table:table-cell table:formula="of:=AVERAGE([.C2:.L2])" office:value-type="float" office:value="6.859897" calcext:value-type="float">
            <text:p>6.85990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8.35066" calcext:value-type="float">
            <text:p>8.35066</text:p>
          </table:table-cell>
          <table:table-cell office:value-type="float" office:value="8.190766" calcext:value-type="float">
            <text:p>8.19077</text:p>
          </table:table-cell>
          <table:table-cell office:value-type="float" office:value="5.978459" calcext:value-type="float">
            <text:p>5.97846</text:p>
          </table:table-cell>
          <table:table-cell office:value-type="float" office:value="6.155654" calcext:value-type="float">
            <text:p>6.15565</text:p>
          </table:table-cell>
          <table:table-cell office:value-type="float" office:value="8.039937" calcext:value-type="float">
            <text:p>8.03994</text:p>
          </table:table-cell>
          <table:table-cell office:value-type="float" office:value="7.879491" calcext:value-type="float">
            <text:p>7.87949</text:p>
          </table:table-cell>
          <table:table-cell office:value-type="float" office:value="6.532068" calcext:value-type="float">
            <text:p>6.53207</text:p>
          </table:table-cell>
          <table:table-cell office:value-type="float" office:value="5.907772" calcext:value-type="float">
            <text:p>5.90777</text:p>
          </table:table-cell>
          <table:table-cell office:value-type="float" office:value="6.704632" calcext:value-type="float">
            <text:p>6.70463</text:p>
          </table:table-cell>
          <table:table-cell office:value-type="float" office:value="7.538617" calcext:value-type="float">
            <text:p>7.53862</text:p>
          </table:table-cell>
          <table:table-cell office:value-type="float" office:value="6.920618" calcext:value-type="float">
            <text:p>6.92062</text:p>
          </table:table-cell>
          <table:table-cell table:formula="of:=AVERAGE([.B3:.L3])" office:value-type="float" office:value="7.10897036363637" calcext:value-type="float">
            <text:p>7.10897</text:p>
          </table:table-cell>
          <table:table-cell table:formula="of:=AVERAGE([.C3:.L3])" office:value-type="float" office:value="6.9848014" calcext:value-type="float">
            <text:p>6.98480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float" office:value="7.837905" calcext:value-type="float">
            <text:p>7.83791</text:p>
          </table:table-cell>
          <table:table-cell office:value-type="float" office:value="6.369034" calcext:value-type="float">
            <text:p>6.36903</text:p>
          </table:table-cell>
          <table:table-cell office:value-type="float" office:value="6.052588" calcext:value-type="float">
            <text:p>6.05259</text:p>
          </table:table-cell>
          <table:table-cell office:value-type="float" office:value="6.386554" calcext:value-type="float">
            <text:p>6.38655</text:p>
          </table:table-cell>
          <table:table-cell office:value-type="float" office:value="6.311725" calcext:value-type="float">
            <text:p>6.31173</text:p>
          </table:table-cell>
          <table:table-cell office:value-type="float" office:value="6.443648" calcext:value-type="float">
            <text:p>6.44365</text:p>
          </table:table-cell>
          <table:table-cell office:value-type="float" office:value="7.129536" calcext:value-type="float">
            <text:p>7.12954</text:p>
          </table:table-cell>
          <table:table-cell office:value-type="float" office:value="6.907978" calcext:value-type="float">
            <text:p>6.90798</text:p>
          </table:table-cell>
          <table:table-cell office:value-type="float" office:value="5.796689" calcext:value-type="float">
            <text:p>5.79669</text:p>
          </table:table-cell>
          <table:table-cell office:value-type="float" office:value="5.893569" calcext:value-type="float">
            <text:p>5.89357</text:p>
          </table:table-cell>
          <table:table-cell office:value-type="float" office:value="5.896373" calcext:value-type="float">
            <text:p>5.89637</text:p>
          </table:table-cell>
          <table:table-cell table:formula="of:=AVERAGE([.B4:.L4])" office:value-type="float" office:value="6.45687263636364" calcext:value-type="float">
            <text:p>6.45687</text:p>
          </table:table-cell>
          <table:table-cell table:formula="of:=AVERAGE([.C4:.L4])" office:value-type="float" office:value="6.3187694" calcext:value-type="float">
            <text:p>6.31877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float" office:value="6.376296" calcext:value-type="float">
            <text:p>6.37630</text:p>
          </table:table-cell>
          <table:table-cell office:value-type="float" office:value="5.807347" calcext:value-type="float">
            <text:p>5.80735</text:p>
          </table:table-cell>
          <table:table-cell office:value-type="float" office:value="5.873931" calcext:value-type="float">
            <text:p>5.87393</text:p>
          </table:table-cell>
          <table:table-cell office:value-type="float" office:value="5.751676" calcext:value-type="float">
            <text:p>5.75168</text:p>
          </table:table-cell>
          <table:table-cell office:value-type="float" office:value="5.684962" calcext:value-type="float">
            <text:p>5.68496</text:p>
          </table:table-cell>
          <table:table-cell office:value-type="float" office:value="6.186487" calcext:value-type="float">
            <text:p>6.18649</text:p>
          </table:table-cell>
          <table:table-cell office:value-type="float" office:value="6.086456" calcext:value-type="float">
            <text:p>6.08646</text:p>
          </table:table-cell>
          <table:table-cell office:value-type="float" office:value="6.527991" calcext:value-type="float">
            <text:p>6.52799</text:p>
          </table:table-cell>
          <table:table-cell office:value-type="float" office:value="6.223449" calcext:value-type="float">
            <text:p>6.22345</text:p>
          </table:table-cell>
          <table:table-cell office:value-type="float" office:value="5.926589" calcext:value-type="float">
            <text:p>5.92659</text:p>
          </table:table-cell>
          <table:table-cell office:value-type="float" office:value="5.864634" calcext:value-type="float">
            <text:p>5.86463</text:p>
          </table:table-cell>
          <table:table-cell table:formula="of:=AVERAGE([.B5:.L5])" office:value-type="float" office:value="6.02816527272727" calcext:value-type="float">
            <text:p>6.02817</text:p>
          </table:table-cell>
          <table:table-cell table:formula="of:=AVERAGE([.C5:.L5])" office:value-type="float" office:value="5.9933522" calcext:value-type="float">
            <text:p>5.99335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float" office:value="6.525506" calcext:value-type="float">
            <text:p>6.52551</text:p>
          </table:table-cell>
          <table:table-cell office:value-type="float" office:value="5.878107" calcext:value-type="float">
            <text:p>5.87811</text:p>
          </table:table-cell>
          <table:table-cell office:value-type="float" office:value="6.034084" calcext:value-type="float">
            <text:p>6.03408</text:p>
          </table:table-cell>
          <table:table-cell office:value-type="float" office:value="6.111616" calcext:value-type="float">
            <text:p>6.11162</text:p>
          </table:table-cell>
          <table:table-cell office:value-type="float" office:value="5.861219" calcext:value-type="float">
            <text:p>5.86122</text:p>
          </table:table-cell>
          <table:table-cell office:value-type="float" office:value="5.884687" calcext:value-type="float">
            <text:p>5.88469</text:p>
          </table:table-cell>
          <table:table-cell office:value-type="float" office:value="6.061545" calcext:value-type="float">
            <text:p>6.06155</text:p>
          </table:table-cell>
          <table:table-cell office:value-type="float" office:value="5.957432" calcext:value-type="float">
            <text:p>5.95743</text:p>
          </table:table-cell>
          <table:table-cell office:value-type="float" office:value="5.883716" calcext:value-type="float">
            <text:p>5.88372</text:p>
          </table:table-cell>
          <table:table-cell office:value-type="float" office:value="6.272819" calcext:value-type="float">
            <text:p>6.27282</text:p>
          </table:table-cell>
          <table:table-cell office:value-type="float" office:value="5.742399" calcext:value-type="float">
            <text:p>5.74240</text:p>
          </table:table-cell>
          <table:table-cell table:formula="of:=AVERAGE([.B6:.L6])" office:value-type="float" office:value="6.01937545454545" calcext:value-type="float">
            <text:p>6.01938</text:p>
          </table:table-cell>
          <table:table-cell table:formula="of:=AVERAGE([.C6:.L6])" office:value-type="float" office:value="5.9687624" calcext:value-type="float">
            <text:p>5.96876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float" office:value="6.980301" calcext:value-type="float">
            <text:p>6.98030</text:p>
          </table:table-cell>
          <table:table-cell office:value-type="float" office:value="6.131187" calcext:value-type="float">
            <text:p>6.13119</text:p>
          </table:table-cell>
          <table:table-cell office:value-type="float" office:value="6.118155" calcext:value-type="float">
            <text:p>6.11816</text:p>
          </table:table-cell>
          <table:table-cell office:value-type="float" office:value="6.614258" calcext:value-type="float">
            <text:p>6.61426</text:p>
          </table:table-cell>
          <table:table-cell office:value-type="float" office:value="6.480865" calcext:value-type="float">
            <text:p>6.48087</text:p>
          </table:table-cell>
          <table:table-cell office:value-type="float" office:value="5.906477" calcext:value-type="float">
            <text:p>5.90648</text:p>
          </table:table-cell>
          <table:table-cell office:value-type="float" office:value="6.289406" calcext:value-type="float">
            <text:p>6.28941</text:p>
          </table:table-cell>
          <table:table-cell office:value-type="float" office:value="5.931512" calcext:value-type="float">
            <text:p>5.93151</text:p>
          </table:table-cell>
          <table:table-cell office:value-type="float" office:value="5.776216" calcext:value-type="float">
            <text:p>5.77622</text:p>
          </table:table-cell>
          <table:table-cell office:value-type="float" office:value="5.976579" calcext:value-type="float">
            <text:p>5.97658</text:p>
          </table:table-cell>
          <table:table-cell office:value-type="float" office:value="6.092703" calcext:value-type="float">
            <text:p>6.09270</text:p>
          </table:table-cell>
          <table:table-cell table:formula="of:=AVERAGE([.B7:.L7])" office:value-type="float" office:value="6.20887809090909" calcext:value-type="float">
            <text:p>6.20888</text:p>
          </table:table-cell>
          <table:table-cell table:formula="of:=AVERAGE([.C7:.L7])" office:value-type="float" office:value="6.1317358" calcext:value-type="float">
            <text:p>6.13174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float" office:value="6.303744" calcext:value-type="float">
            <text:p>6.30374</text:p>
          </table:table-cell>
          <table:table-cell office:value-type="float" office:value="5.945149" calcext:value-type="float">
            <text:p>5.94515</text:p>
          </table:table-cell>
          <table:table-cell office:value-type="float" office:value="5.79399" calcext:value-type="float">
            <text:p>5.79399</text:p>
          </table:table-cell>
          <table:table-cell office:value-type="float" office:value="5.708968" calcext:value-type="float">
            <text:p>5.70897</text:p>
          </table:table-cell>
          <table:table-cell office:value-type="float" office:value="5.846627" calcext:value-type="float">
            <text:p>5.84663</text:p>
          </table:table-cell>
          <table:table-cell office:value-type="float" office:value="6.544404" calcext:value-type="float">
            <text:p>6.54440</text:p>
          </table:table-cell>
          <table:table-cell office:value-type="float" office:value="6.167424" calcext:value-type="float">
            <text:p>6.16742</text:p>
          </table:table-cell>
          <table:table-cell office:value-type="float" office:value="6.036522" calcext:value-type="float">
            <text:p>6.03652</text:p>
          </table:table-cell>
          <table:table-cell office:value-type="float" office:value="5.902471" calcext:value-type="float">
            <text:p>5.90247</text:p>
          </table:table-cell>
          <table:table-cell office:value-type="float" office:value="6.342281" calcext:value-type="float">
            <text:p>6.34228</text:p>
          </table:table-cell>
          <table:table-cell office:value-type="float" office:value="6.140031" calcext:value-type="float">
            <text:p>6.14003</text:p>
          </table:table-cell>
          <table:table-cell table:formula="of:=AVERAGE([.B8:.L8])" office:value-type="float" office:value="6.06651009090909" calcext:value-type="float">
            <text:p>6.06651</text:p>
          </table:table-cell>
          <table:table-cell table:formula="of:=AVERAGE([.C8:.L8])" office:value-type="float" office:value="6.0427867" calcext:value-type="float">
            <text:p>6.04279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float" office:value="6.41085" calcext:value-type="float">
            <text:p>6.41085</text:p>
          </table:table-cell>
          <table:table-cell office:value-type="float" office:value="6.368941" calcext:value-type="float">
            <text:p>6.36894</text:p>
          </table:table-cell>
          <table:table-cell office:value-type="float" office:value="6.121293" calcext:value-type="float">
            <text:p>6.12129</text:p>
          </table:table-cell>
          <table:table-cell office:value-type="float" office:value="6.108383" calcext:value-type="float">
            <text:p>6.10838</text:p>
          </table:table-cell>
          <table:table-cell office:value-type="float" office:value="6.037936" calcext:value-type="float">
            <text:p>6.03794</text:p>
          </table:table-cell>
          <table:table-cell office:value-type="float" office:value="5.835286" calcext:value-type="float">
            <text:p>5.83529</text:p>
          </table:table-cell>
          <table:table-cell office:value-type="float" office:value="7.236116" calcext:value-type="float">
            <text:p>7.23612</text:p>
          </table:table-cell>
          <table:table-cell office:value-type="float" office:value="5.883893" calcext:value-type="float">
            <text:p>5.88389</text:p>
          </table:table-cell>
          <table:table-cell office:value-type="float" office:value="5.79437" calcext:value-type="float">
            <text:p>5.79437</text:p>
          </table:table-cell>
          <table:table-cell office:value-type="float" office:value="6.424337" calcext:value-type="float">
            <text:p>6.42434</text:p>
          </table:table-cell>
          <table:table-cell office:value-type="float" office:value="5.671257" calcext:value-type="float">
            <text:p>5.67126</text:p>
          </table:table-cell>
          <table:table-cell table:formula="of:=AVERAGE([.B9:.L9])" office:value-type="float" office:value="6.17206018181818" calcext:value-type="float">
            <text:p>6.17206</text:p>
          </table:table-cell>
          <table:table-cell table:formula="of:=AVERAGE([.C9:.L9])" office:value-type="float" office:value="6.1481812" calcext:value-type="float">
            <text:p>6.14818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float" office:value="6.516904" calcext:value-type="float">
            <text:p>6.51690</text:p>
          </table:table-cell>
          <table:table-cell office:value-type="float" office:value="5.67311" calcext:value-type="float">
            <text:p>5.67311</text:p>
          </table:table-cell>
          <table:table-cell office:value-type="float" office:value="5.930188" calcext:value-type="float">
            <text:p>5.93019</text:p>
          </table:table-cell>
          <table:table-cell office:value-type="float" office:value="6.073194" calcext:value-type="float">
            <text:p>6.07319</text:p>
          </table:table-cell>
          <table:table-cell office:value-type="float" office:value="5.643159" calcext:value-type="float">
            <text:p>5.64316</text:p>
          </table:table-cell>
          <table:table-cell office:value-type="float" office:value="5.738443" calcext:value-type="float">
            <text:p>5.73844</text:p>
          </table:table-cell>
          <table:table-cell office:value-type="float" office:value="6.004464" calcext:value-type="float">
            <text:p>6.00446</text:p>
          </table:table-cell>
          <table:table-cell office:value-type="float" office:value="5.905301" calcext:value-type="float">
            <text:p>5.90530</text:p>
          </table:table-cell>
          <table:table-cell office:value-type="float" office:value="5.815199" calcext:value-type="float">
            <text:p>5.81520</text:p>
          </table:table-cell>
          <table:table-cell office:value-type="float" office:value="5.869079" calcext:value-type="float">
            <text:p>5.86908</text:p>
          </table:table-cell>
          <table:table-cell office:value-type="float" office:value="5.618771" calcext:value-type="float">
            <text:p>5.61877</text:p>
          </table:table-cell>
          <table:table-cell table:formula="of:=AVERAGE([.B10:.L10])" office:value-type="float" office:value="5.88980109090909" calcext:value-type="float">
            <text:p>5.88980</text:p>
          </table:table-cell>
          <table:table-cell table:formula="of:=AVERAGE([.C10:.L10])" office:value-type="float" office:value="5.8270908" calcext:value-type="float">
            <text:p>5.82709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float" office:value="6.38417" calcext:value-type="float">
            <text:p>6.38417</text:p>
          </table:table-cell>
          <table:table-cell office:value-type="float" office:value="5.826371" calcext:value-type="float">
            <text:p>5.82637</text:p>
          </table:table-cell>
          <table:table-cell office:value-type="float" office:value="5.723933" calcext:value-type="float">
            <text:p>5.72393</text:p>
          </table:table-cell>
          <table:table-cell office:value-type="float" office:value="5.853242" calcext:value-type="float">
            <text:p>5.85324</text:p>
          </table:table-cell>
          <table:table-cell office:value-type="float" office:value="5.630392" calcext:value-type="float">
            <text:p>5.63039</text:p>
          </table:table-cell>
          <table:table-cell office:value-type="float" office:value="5.754806" calcext:value-type="float">
            <text:p>5.75481</text:p>
          </table:table-cell>
          <table:table-cell office:value-type="float" office:value="6.033538" calcext:value-type="float">
            <text:p>6.03354</text:p>
          </table:table-cell>
          <table:table-cell office:value-type="float" office:value="5.844506" calcext:value-type="float">
            <text:p>5.84451</text:p>
          </table:table-cell>
          <table:table-cell office:value-type="float" office:value="5.964956" calcext:value-type="float">
            <text:p>5.96496</text:p>
          </table:table-cell>
          <table:table-cell office:value-type="float" office:value="5.780887" calcext:value-type="float">
            <text:p>5.78089</text:p>
          </table:table-cell>
          <table:table-cell office:value-type="float" office:value="6.100596" calcext:value-type="float">
            <text:p>6.10060</text:p>
          </table:table-cell>
          <table:table-cell table:formula="of:=AVERAGE([.B11:.L11])" office:value-type="float" office:value="5.89976336363636" calcext:value-type="float">
            <text:p>5.89976</text:p>
          </table:table-cell>
          <table:table-cell table:formula="of:=AVERAGE([.C11:.L11])" office:value-type="float" office:value="5.8513227" calcext:value-type="float">
            <text:p>5.85132</text:p>
          </table:table-cell>
        </table:table-row>
        <table:table-row table:style-name="ro2">
          <table:table-cell table:style-name="Column_20_calc" office:value-type="string" calcext:value-type="string">
            <text:p>AVG RUN</text:p>
          </table:table-cell>
          <table:table-cell table:style-name="Average_20_base" table:formula="of:=AVERAGE([.B2:.B11])" office:value-type="float" office:value="6.8830577" calcext:value-type="float">
            <text:p>6.88306</text:p>
          </table:table-cell>
          <table:table-cell table:style-name="Average_20_base" table:formula="of:=AVERAGE([.C2:.C11])" office:value-type="float" office:value="6.3171566" calcext:value-type="float">
            <text:p>6.31716</text:p>
          </table:table-cell>
          <table:table-cell table:style-name="Average_20_base" table:formula="of:=AVERAGE([.D2:.D11])" office:value-type="float" office:value="6.1237804" calcext:value-type="float">
            <text:p>6.12378</text:p>
          </table:table-cell>
          <table:table-cell table:style-name="Average_20_base" table:formula="of:=AVERAGE([.E2:.E11])" office:value-type="float" office:value="6.271323" calcext:value-type="float">
            <text:p>6.27132</text:p>
          </table:table-cell>
          <table:table-cell table:style-name="Average_20_base" table:formula="of:=AVERAGE([.F2:.F11])" office:value-type="float" office:value="6.2130231" calcext:value-type="float">
            <text:p>6.21302</text:p>
          </table:table-cell>
          <table:table-cell table:style-name="Average_20_base" table:formula="of:=AVERAGE([.G2:.G11])" office:value-type="float" office:value="6.2238813" calcext:value-type="float">
            <text:p>6.22388</text:p>
          </table:table-cell>
          <table:table-cell table:style-name="Average_20_base" table:formula="of:=AVERAGE([.H2:.H11])" office:value-type="float" office:value="6.3851357" calcext:value-type="float">
            <text:p>6.38514</text:p>
          </table:table-cell>
          <table:table-cell table:style-name="Average_20_base" table:formula="of:=AVERAGE([.I2:.I11])" office:value-type="float" office:value="6.2298534" calcext:value-type="float">
            <text:p>6.22985</text:p>
          </table:table-cell>
          <table:table-cell table:style-name="Average_20_base" table:formula="of:=AVERAGE([.J2:.J11])" office:value-type="float" office:value="6.0785188" calcext:value-type="float">
            <text:p>6.07852</text:p>
          </table:table-cell>
          <table:table-cell table:style-name="Average_20_base" table:formula="of:=AVERAGE([.K2:.K11])" office:value-type="float" office:value="6.2583682" calcext:value-type="float">
            <text:p>6.25837</text:p>
          </table:table-cell>
          <table:table-cell table:style-name="Average_20_base" table:formula="of:=AVERAGE([.L2:.L11])" office:value-type="float" office:value="6.0256591" calcext:value-type="float">
            <text:p>6.02566</text:p>
          </table:table-cell>
          <table:table-cell table:style-name="Average_20_main" table:formula="of:=AVERAGE([.B2:.L11])" office:value-type="float" office:value="6.2736143" calcext:value-type="float">
            <text:p>6.27361</text:p>
          </table:table-cell>
          <table:table-cell table:style-name="Average_20_main" table:formula="of:=AVERAGE([.C2:.L11])" office:value-type="float" office:value="6.21266996" calcext:value-type="float">
            <text:p>6.21267</text:p>
          </table:table-cell>
        </table:table-row>
      </table:table>
      <table:table table:name="Octopress" table:style-name="ta1" table:print-ranges="Octopress.A1:Octopress.N12 Octopress.A1:Octopress.N12">
        <table:table-column table:style-name="co2" table:default-cell-style-name="Column_20_raw"/>
        <table:table-column table:style-name="co2" table:number-columns-repeated="11" table:default-cell-style-name="Data_20_raw"/>
        <table:table-column table:style-name="co2" table:number-columns-repeated="2" table:default-cell-style-name="Average_20_base"/>
        <table:table-row table:style-name="ro2">
          <table:table-cell office:value-type="string" calcext:value-type="string">
            <text:p>Session/Run</text:p>
          </table:table-cell>
          <table:table-cell table:style-name="Header_20_raw" office:value-type="string" calcext:value-type="string">
            <text:p>R1</text:p>
          </table:table-cell>
          <table:table-cell table:style-name="Header_20_raw" office:value-type="string" calcext:value-type="string">
            <text:p>R2</text:p>
          </table:table-cell>
          <table:table-cell table:style-name="Header_20_raw" office:value-type="string" calcext:value-type="string">
            <text:p>R3</text:p>
          </table:table-cell>
          <table:table-cell table:style-name="Header_20_raw" office:value-type="string" calcext:value-type="string">
            <text:p>R4</text:p>
          </table:table-cell>
          <table:table-cell table:style-name="Header_20_raw" office:value-type="string" calcext:value-type="string">
            <text:p>R5</text:p>
          </table:table-cell>
          <table:table-cell table:style-name="Header_20_raw" office:value-type="string" calcext:value-type="string">
            <text:p>R6</text:p>
          </table:table-cell>
          <table:table-cell table:style-name="Header_20_raw" office:value-type="string" calcext:value-type="string">
            <text:p>R7</text:p>
          </table:table-cell>
          <table:table-cell table:style-name="Header_20_raw" office:value-type="string" calcext:value-type="string">
            <text:p>R8</text:p>
          </table:table-cell>
          <table:table-cell table:style-name="Header_20_raw" office:value-type="string" calcext:value-type="string">
            <text:p>R9</text:p>
          </table:table-cell>
          <table:table-cell table:style-name="Header_20_raw" office:value-type="string" calcext:value-type="string">
            <text:p>R10</text:p>
          </table:table-cell>
          <table:table-cell table:style-name="Header_20_raw" office:value-type="string" calcext:value-type="string">
            <text:p>R11</text:p>
          </table:table-cell>
          <table:table-cell table:style-name="Header_20_calc" office:value-type="string" calcext:value-type="string">
            <text:p>AVG 11</text:p>
          </table:table-cell>
          <table:table-cell table:style-name="Header_20_calc" office:value-type="string" calcext:value-type="string">
            <text:p>AVG 10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9.88284" calcext:value-type="float">
            <text:p>9.88284</text:p>
          </table:table-cell>
          <table:table-cell office:value-type="float" office:value="9.132827" calcext:value-type="float">
            <text:p>9.13283</text:p>
          </table:table-cell>
          <table:table-cell office:value-type="float" office:value="9.604523" calcext:value-type="float">
            <text:p>9.60452</text:p>
          </table:table-cell>
          <table:table-cell office:value-type="float" office:value="9.252542" calcext:value-type="float">
            <text:p>9.25254</text:p>
          </table:table-cell>
          <table:table-cell office:value-type="float" office:value="8.924355" calcext:value-type="float">
            <text:p>8.92436</text:p>
          </table:table-cell>
          <table:table-cell office:value-type="float" office:value="9.226343" calcext:value-type="float">
            <text:p>9.22634</text:p>
          </table:table-cell>
          <table:table-cell office:value-type="float" office:value="9.47112" calcext:value-type="float">
            <text:p>9.47112</text:p>
          </table:table-cell>
          <table:table-cell office:value-type="float" office:value="9.369132" calcext:value-type="float">
            <text:p>9.36913</text:p>
          </table:table-cell>
          <table:table-cell office:value-type="float" office:value="10.009163" calcext:value-type="float">
            <text:p>10.00916</text:p>
          </table:table-cell>
          <table:table-cell office:value-type="float" office:value="10.317478" calcext:value-type="float">
            <text:p>10.31748</text:p>
          </table:table-cell>
          <table:table-cell office:value-type="float" office:value="9.809028" calcext:value-type="float">
            <text:p>9.80903</text:p>
          </table:table-cell>
          <table:table-cell table:formula="of:=AVERAGE([.B2:.L2])" office:value-type="float" office:value="9.54539554545455" calcext:value-type="float">
            <text:p>9.54540</text:p>
          </table:table-cell>
          <table:table-cell table:formula="of:=AVERAGE([.C2:.L2])" office:value-type="float" office:value="9.5116511" calcext:value-type="float">
            <text:p>9.51165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12.32552" calcext:value-type="float">
            <text:p>12.32552</text:p>
          </table:table-cell>
          <table:table-cell office:value-type="float" office:value="10.549867" calcext:value-type="float">
            <text:p>10.54987</text:p>
          </table:table-cell>
          <table:table-cell office:value-type="float" office:value="10.828798" calcext:value-type="float">
            <text:p>10.82880</text:p>
          </table:table-cell>
          <table:table-cell office:value-type="float" office:value="9.992194" calcext:value-type="float">
            <text:p>9.99219</text:p>
          </table:table-cell>
          <table:table-cell office:value-type="float" office:value="10.228766" calcext:value-type="float">
            <text:p>10.22877</text:p>
          </table:table-cell>
          <table:table-cell office:value-type="float" office:value="9.309726" calcext:value-type="float">
            <text:p>9.30973</text:p>
          </table:table-cell>
          <table:table-cell office:value-type="float" office:value="9.423658" calcext:value-type="float">
            <text:p>9.42366</text:p>
          </table:table-cell>
          <table:table-cell office:value-type="float" office:value="9.120215" calcext:value-type="float">
            <text:p>9.12022</text:p>
          </table:table-cell>
          <table:table-cell office:value-type="float" office:value="9.384963" calcext:value-type="float">
            <text:p>9.38496</text:p>
          </table:table-cell>
          <table:table-cell office:value-type="float" office:value="9.491665" calcext:value-type="float">
            <text:p>9.49167</text:p>
          </table:table-cell>
          <table:table-cell office:value-type="float" office:value="9.281153" calcext:value-type="float">
            <text:p>9.28115</text:p>
          </table:table-cell>
          <table:table-cell table:formula="of:=AVERAGE([.B3:.L3])" office:value-type="float" office:value="9.99422954545454" calcext:value-type="float">
            <text:p>9.99423</text:p>
          </table:table-cell>
          <table:table-cell table:formula="of:=AVERAGE([.C3:.L3])" office:value-type="float" office:value="9.7611005" calcext:value-type="float">
            <text:p>9.76110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float" office:value="11.040809" calcext:value-type="float">
            <text:p>11.04081</text:p>
          </table:table-cell>
          <table:table-cell office:value-type="float" office:value="10.430907" calcext:value-type="float">
            <text:p>10.43091</text:p>
          </table:table-cell>
          <table:table-cell office:value-type="float" office:value="10.507274" calcext:value-type="float">
            <text:p>10.50727</text:p>
          </table:table-cell>
          <table:table-cell office:value-type="float" office:value="9.68926" calcext:value-type="float">
            <text:p>9.68926</text:p>
          </table:table-cell>
          <table:table-cell office:value-type="float" office:value="9.200323" calcext:value-type="float">
            <text:p>9.20032</text:p>
          </table:table-cell>
          <table:table-cell office:value-type="float" office:value="10.720663" calcext:value-type="float">
            <text:p>10.72066</text:p>
          </table:table-cell>
          <table:table-cell office:value-type="float" office:value="11.588881" calcext:value-type="float">
            <text:p>11.58888</text:p>
          </table:table-cell>
          <table:table-cell office:value-type="float" office:value="9.499545" calcext:value-type="float">
            <text:p>9.49955</text:p>
          </table:table-cell>
          <table:table-cell office:value-type="float" office:value="9.155596" calcext:value-type="float">
            <text:p>9.15560</text:p>
          </table:table-cell>
          <table:table-cell office:value-type="float" office:value="9.609154" calcext:value-type="float">
            <text:p>9.60915</text:p>
          </table:table-cell>
          <table:table-cell office:value-type="float" office:value="9.463783" calcext:value-type="float">
            <text:p>9.46378</text:p>
          </table:table-cell>
          <table:table-cell table:formula="of:=AVERAGE([.B4:.L4])" office:value-type="float" office:value="10.0823813636364" calcext:value-type="float">
            <text:p>10.08238</text:p>
          </table:table-cell>
          <table:table-cell table:formula="of:=AVERAGE([.C4:.L4])" office:value-type="float" office:value="9.9865386" calcext:value-type="float">
            <text:p>9.98654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float" office:value="10.129878" calcext:value-type="float">
            <text:p>10.12988</text:p>
          </table:table-cell>
          <table:table-cell office:value-type="float" office:value="9.347257" calcext:value-type="float">
            <text:p>9.34726</text:p>
          </table:table-cell>
          <table:table-cell office:value-type="float" office:value="9.876889" calcext:value-type="float">
            <text:p>9.87689</text:p>
          </table:table-cell>
          <table:table-cell office:value-type="float" office:value="9.121703" calcext:value-type="float">
            <text:p>9.12170</text:p>
          </table:table-cell>
          <table:table-cell office:value-type="float" office:value="9.073155" calcext:value-type="float">
            <text:p>9.07316</text:p>
          </table:table-cell>
          <table:table-cell office:value-type="float" office:value="9.659301" calcext:value-type="float">
            <text:p>9.65930</text:p>
          </table:table-cell>
          <table:table-cell office:value-type="float" office:value="9.1445" calcext:value-type="float">
            <text:p>9.14450</text:p>
          </table:table-cell>
          <table:table-cell office:value-type="float" office:value="9.077992" calcext:value-type="float">
            <text:p>9.07799</text:p>
          </table:table-cell>
          <table:table-cell office:value-type="float" office:value="9.7742" calcext:value-type="float">
            <text:p>9.77420</text:p>
          </table:table-cell>
          <table:table-cell office:value-type="float" office:value="9.984236" calcext:value-type="float">
            <text:p>9.98424</text:p>
          </table:table-cell>
          <table:table-cell office:value-type="float" office:value="9.95224" calcext:value-type="float">
            <text:p>9.95224</text:p>
          </table:table-cell>
          <table:table-cell table:formula="of:=AVERAGE([.B5:.L5])" office:value-type="float" office:value="9.55830463636364" calcext:value-type="float">
            <text:p>9.55830</text:p>
          </table:table-cell>
          <table:table-cell table:formula="of:=AVERAGE([.C5:.L5])" office:value-type="float" office:value="9.5011473" calcext:value-type="float">
            <text:p>9.50115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float" office:value="10.504172" calcext:value-type="float">
            <text:p>10.50417</text:p>
          </table:table-cell>
          <table:table-cell office:value-type="float" office:value="11.012905" calcext:value-type="float">
            <text:p>11.01291</text:p>
          </table:table-cell>
          <table:table-cell office:value-type="float" office:value="11.09162" calcext:value-type="float">
            <text:p>11.09162</text:p>
          </table:table-cell>
          <table:table-cell office:value-type="float" office:value="10.693099" calcext:value-type="float">
            <text:p>10.69310</text:p>
          </table:table-cell>
          <table:table-cell office:value-type="float" office:value="10.811157" calcext:value-type="float">
            <text:p>10.81116</text:p>
          </table:table-cell>
          <table:table-cell office:value-type="float" office:value="9.563315" calcext:value-type="float">
            <text:p>9.56332</text:p>
          </table:table-cell>
          <table:table-cell office:value-type="float" office:value="9.234327" calcext:value-type="float">
            <text:p>9.23433</text:p>
          </table:table-cell>
          <table:table-cell office:value-type="float" office:value="8.964049" calcext:value-type="float">
            <text:p>8.96405</text:p>
          </table:table-cell>
          <table:table-cell office:value-type="float" office:value="9.090966" calcext:value-type="float">
            <text:p>9.09097</text:p>
          </table:table-cell>
          <table:table-cell office:value-type="float" office:value="9.029113" calcext:value-type="float">
            <text:p>9.02911</text:p>
          </table:table-cell>
          <table:table-cell office:value-type="float" office:value="10.002475" calcext:value-type="float">
            <text:p>10.00248</text:p>
          </table:table-cell>
          <table:table-cell table:formula="of:=AVERAGE([.B6:.L6])" office:value-type="float" office:value="9.99974527272727" calcext:value-type="float">
            <text:p>9.99975</text:p>
          </table:table-cell>
          <table:table-cell table:formula="of:=AVERAGE([.C6:.L6])" office:value-type="float" office:value="9.9493026" calcext:value-type="float">
            <text:p>9.94930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float" office:value="9.979024" calcext:value-type="float">
            <text:p>9.97902</text:p>
          </table:table-cell>
          <table:table-cell office:value-type="float" office:value="8.810487" calcext:value-type="float">
            <text:p>8.81049</text:p>
          </table:table-cell>
          <table:table-cell office:value-type="float" office:value="8.912127" calcext:value-type="float">
            <text:p>8.91213</text:p>
          </table:table-cell>
          <table:table-cell office:value-type="float" office:value="8.919848" calcext:value-type="float">
            <text:p>8.91985</text:p>
          </table:table-cell>
          <table:table-cell office:value-type="float" office:value="9.186534" calcext:value-type="float">
            <text:p>9.18653</text:p>
          </table:table-cell>
          <table:table-cell office:value-type="float" office:value="8.948392" calcext:value-type="float">
            <text:p>8.94839</text:p>
          </table:table-cell>
          <table:table-cell office:value-type="float" office:value="9.222908" calcext:value-type="float">
            <text:p>9.22291</text:p>
          </table:table-cell>
          <table:table-cell office:value-type="float" office:value="9.103308" calcext:value-type="float">
            <text:p>9.10331</text:p>
          </table:table-cell>
          <table:table-cell office:value-type="float" office:value="10.158839" calcext:value-type="float">
            <text:p>10.15884</text:p>
          </table:table-cell>
          <table:table-cell office:value-type="float" office:value="9.031231" calcext:value-type="float">
            <text:p>9.03123</text:p>
          </table:table-cell>
          <table:table-cell office:value-type="float" office:value="9.315869" calcext:value-type="float">
            <text:p>9.31587</text:p>
          </table:table-cell>
          <table:table-cell table:formula="of:=AVERAGE([.B7:.L7])" office:value-type="float" office:value="9.23532427272727" calcext:value-type="float">
            <text:p>9.23532</text:p>
          </table:table-cell>
          <table:table-cell table:formula="of:=AVERAGE([.C7:.L7])" office:value-type="float" office:value="9.1609543" calcext:value-type="float">
            <text:p>9.16095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float" office:value="9.598943" calcext:value-type="float">
            <text:p>9.59894</text:p>
          </table:table-cell>
          <table:table-cell office:value-type="float" office:value="9.159596" calcext:value-type="float">
            <text:p>9.15960</text:p>
          </table:table-cell>
          <table:table-cell office:value-type="float" office:value="8.735272" calcext:value-type="float">
            <text:p>8.73527</text:p>
          </table:table-cell>
          <table:table-cell office:value-type="float" office:value="8.812485" calcext:value-type="float">
            <text:p>8.81249</text:p>
          </table:table-cell>
          <table:table-cell office:value-type="float" office:value="8.845844" calcext:value-type="float">
            <text:p>8.84584</text:p>
          </table:table-cell>
          <table:table-cell office:value-type="float" office:value="9.524632" calcext:value-type="float">
            <text:p>9.52463</text:p>
          </table:table-cell>
          <table:table-cell office:value-type="float" office:value="8.786553" calcext:value-type="float">
            <text:p>8.78655</text:p>
          </table:table-cell>
          <table:table-cell office:value-type="float" office:value="8.786081" calcext:value-type="float">
            <text:p>8.78608</text:p>
          </table:table-cell>
          <table:table-cell office:value-type="float" office:value="9.015669" calcext:value-type="float">
            <text:p>9.01567</text:p>
          </table:table-cell>
          <table:table-cell office:value-type="float" office:value="8.840712" calcext:value-type="float">
            <text:p>8.84071</text:p>
          </table:table-cell>
          <table:table-cell office:value-type="float" office:value="9.344307" calcext:value-type="float">
            <text:p>9.34431</text:p>
          </table:table-cell>
          <table:table-cell table:formula="of:=AVERAGE([.B8:.L8])" office:value-type="float" office:value="9.04091763636364" calcext:value-type="float">
            <text:p>9.04092</text:p>
          </table:table-cell>
          <table:table-cell table:formula="of:=AVERAGE([.C8:.L8])" office:value-type="float" office:value="8.9851151" calcext:value-type="float">
            <text:p>8.98512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float" office:value="10.829417" calcext:value-type="float">
            <text:p>10.82942</text:p>
          </table:table-cell>
          <table:table-cell office:value-type="float" office:value="9.693776" calcext:value-type="float">
            <text:p>9.69378</text:p>
          </table:table-cell>
          <table:table-cell office:value-type="float" office:value="8.65572" calcext:value-type="float">
            <text:p>8.65572</text:p>
          </table:table-cell>
          <table:table-cell office:value-type="float" office:value="8.821174" calcext:value-type="float">
            <text:p>8.82117</text:p>
          </table:table-cell>
          <table:table-cell office:value-type="float" office:value="8.747759" calcext:value-type="float">
            <text:p>8.74776</text:p>
          </table:table-cell>
          <table:table-cell office:value-type="float" office:value="9.077075" calcext:value-type="float">
            <text:p>9.07708</text:p>
          </table:table-cell>
          <table:table-cell office:value-type="float" office:value="9.218402" calcext:value-type="float">
            <text:p>9.21840</text:p>
          </table:table-cell>
          <table:table-cell office:value-type="float" office:value="9.262635" calcext:value-type="float">
            <text:p>9.26264</text:p>
          </table:table-cell>
          <table:table-cell office:value-type="float" office:value="10.065222" calcext:value-type="float">
            <text:p>10.06522</text:p>
          </table:table-cell>
          <table:table-cell office:value-type="float" office:value="9.261339" calcext:value-type="float">
            <text:p>9.26134</text:p>
          </table:table-cell>
          <table:table-cell office:value-type="float" office:value="9.017833" calcext:value-type="float">
            <text:p>9.01783</text:p>
          </table:table-cell>
          <table:table-cell table:formula="of:=AVERAGE([.B9:.L9])" office:value-type="float" office:value="9.33185018181818" calcext:value-type="float">
            <text:p>9.33185</text:p>
          </table:table-cell>
          <table:table-cell table:formula="of:=AVERAGE([.C9:.L9])" office:value-type="float" office:value="9.1820935" calcext:value-type="float">
            <text:p>9.18209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float" office:value="10.031405" calcext:value-type="float">
            <text:p>10.03141</text:p>
          </table:table-cell>
          <table:table-cell office:value-type="float" office:value="8.756895" calcext:value-type="float">
            <text:p>8.75690</text:p>
          </table:table-cell>
          <table:table-cell office:value-type="float" office:value="8.95975" calcext:value-type="float">
            <text:p>8.95975</text:p>
          </table:table-cell>
          <table:table-cell office:value-type="float" office:value="8.791254" calcext:value-type="float">
            <text:p>8.79125</text:p>
          </table:table-cell>
          <table:table-cell office:value-type="float" office:value="8.906536" calcext:value-type="float">
            <text:p>8.90654</text:p>
          </table:table-cell>
          <table:table-cell office:value-type="float" office:value="9.100349" calcext:value-type="float">
            <text:p>9.10035</text:p>
          </table:table-cell>
          <table:table-cell office:value-type="float" office:value="8.836708" calcext:value-type="float">
            <text:p>8.83671</text:p>
          </table:table-cell>
          <table:table-cell office:value-type="float" office:value="8.959083" calcext:value-type="float">
            <text:p>8.95908</text:p>
          </table:table-cell>
          <table:table-cell office:value-type="float" office:value="9.236356" calcext:value-type="float">
            <text:p>9.23636</text:p>
          </table:table-cell>
          <table:table-cell office:value-type="float" office:value="9.350373" calcext:value-type="float">
            <text:p>9.35037</text:p>
          </table:table-cell>
          <table:table-cell office:value-type="float" office:value="11.447328" calcext:value-type="float">
            <text:p>11.44733</text:p>
          </table:table-cell>
          <table:table-cell table:formula="of:=AVERAGE([.B10:.L10])" office:value-type="float" office:value="9.30691245454545" calcext:value-type="float">
            <text:p>9.30691</text:p>
          </table:table-cell>
          <table:table-cell table:formula="of:=AVERAGE([.C10:.L10])" office:value-type="float" office:value="9.2344632" calcext:value-type="float">
            <text:p>9.23446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float" office:value="11.508339" calcext:value-type="float">
            <text:p>11.50834</text:p>
          </table:table-cell>
          <table:table-cell office:value-type="float" office:value="9.336537" calcext:value-type="float">
            <text:p>9.33654</text:p>
          </table:table-cell>
          <table:table-cell office:value-type="float" office:value="10.554824" calcext:value-type="float">
            <text:p>10.55482</text:p>
          </table:table-cell>
          <table:table-cell office:value-type="float" office:value="10.124657" calcext:value-type="float">
            <text:p>10.12466</text:p>
          </table:table-cell>
          <table:table-cell office:value-type="float" office:value="9.602448" calcext:value-type="float">
            <text:p>9.60245</text:p>
          </table:table-cell>
          <table:table-cell office:value-type="float" office:value="9.574112" calcext:value-type="float">
            <text:p>9.57411</text:p>
          </table:table-cell>
          <table:table-cell office:value-type="float" office:value="9.206979" calcext:value-type="float">
            <text:p>9.20698</text:p>
          </table:table-cell>
          <table:table-cell office:value-type="float" office:value="9.521383" calcext:value-type="float">
            <text:p>9.52138</text:p>
          </table:table-cell>
          <table:table-cell office:value-type="float" office:value="9.32007" calcext:value-type="float">
            <text:p>9.32007</text:p>
          </table:table-cell>
          <table:table-cell office:value-type="float" office:value="8.764194" calcext:value-type="float">
            <text:p>8.76419</text:p>
          </table:table-cell>
          <table:table-cell office:value-type="float" office:value="8.821099" calcext:value-type="float">
            <text:p>8.82110</text:p>
          </table:table-cell>
          <table:table-cell table:formula="of:=AVERAGE([.B11:.L11])" office:value-type="float" office:value="9.66678563636364" calcext:value-type="float">
            <text:p>9.66679</text:p>
          </table:table-cell>
          <table:table-cell table:formula="of:=AVERAGE([.C11:.L11])" office:value-type="float" office:value="9.4826303" calcext:value-type="float">
            <text:p>9.48263</text:p>
          </table:table-cell>
        </table:table-row>
        <table:table-row table:style-name="ro2">
          <table:table-cell table:style-name="Column_20_calc" office:value-type="string" calcext:value-type="string">
            <text:p>AVG RUN</text:p>
          </table:table-cell>
          <table:table-cell table:style-name="Average_20_base" table:formula="of:=AVERAGE([.B2:.B11])" office:value-type="float" office:value="10.5830347" calcext:value-type="float">
            <text:p>10.58303</text:p>
          </table:table-cell>
          <table:table-cell table:style-name="Average_20_base" table:formula="of:=AVERAGE([.C2:.C11])" office:value-type="float" office:value="9.6231054" calcext:value-type="float">
            <text:p>9.62311</text:p>
          </table:table-cell>
          <table:table-cell table:style-name="Average_20_base" table:formula="of:=AVERAGE([.D2:.D11])" office:value-type="float" office:value="9.7726797" calcext:value-type="float">
            <text:p>9.77268</text:p>
          </table:table-cell>
          <table:table-cell table:style-name="Average_20_base" table:formula="of:=AVERAGE([.E2:.E11])" office:value-type="float" office:value="9.4218216" calcext:value-type="float">
            <text:p>9.42182</text:p>
          </table:table-cell>
          <table:table-cell table:style-name="Average_20_base" table:formula="of:=AVERAGE([.F2:.F11])" office:value-type="float" office:value="9.3526877" calcext:value-type="float">
            <text:p>9.35269</text:p>
          </table:table-cell>
          <table:table-cell table:style-name="Average_20_base" table:formula="of:=AVERAGE([.G2:.G11])" office:value-type="float" office:value="9.4703908" calcext:value-type="float">
            <text:p>9.47039</text:p>
          </table:table-cell>
          <table:table-cell table:style-name="Average_20_base" table:formula="of:=AVERAGE([.H2:.H11])" office:value-type="float" office:value="9.4134036" calcext:value-type="float">
            <text:p>9.41340</text:p>
          </table:table-cell>
          <table:table-cell table:style-name="Average_20_base" table:formula="of:=AVERAGE([.I2:.I11])" office:value-type="float" office:value="9.1663423" calcext:value-type="float">
            <text:p>9.16634</text:p>
          </table:table-cell>
          <table:table-cell table:style-name="Average_20_base" table:formula="of:=AVERAGE([.J2:.J11])" office:value-type="float" office:value="9.5211044" calcext:value-type="float">
            <text:p>9.52110</text:p>
          </table:table-cell>
          <table:table-cell table:style-name="Average_20_base" table:formula="of:=AVERAGE([.K2:.K11])" office:value-type="float" office:value="9.3679495" calcext:value-type="float">
            <text:p>9.36795</text:p>
          </table:table-cell>
          <table:table-cell table:style-name="Average_20_base" table:formula="of:=AVERAGE([.L2:.L11])" office:value-type="float" office:value="9.6455115" calcext:value-type="float">
            <text:p>9.64551</text:p>
          </table:table-cell>
          <table:table-cell table:style-name="Average_20_main" table:formula="of:=AVERAGE([.B2:.L11])" office:value-type="float" office:value="9.57618465454546" calcext:value-type="float">
            <text:p>9.57618</text:p>
          </table:table-cell>
          <table:table-cell table:style-name="Average_20_main" table:formula="of:=AVERAGE([.C2:.L11])" office:value-type="float" office:value="9.47549965" calcext:value-type="float">
            <text:p>9.47550</text:p>
          </table:table-cell>
        </table:table-row>
      </table:table>
      <table:table table:name="Hexo_highlight" table:style-name="ta1" table:print-ranges="Hexo_highlight.B1:Hexo_highlight.F4 Hexo_highlight.B1:Hexo_highlight.F4">
        <table:table-column table:style-name="co2" table:default-cell-style-name="Column_20_raw"/>
        <table:table-column table:style-name="co2" table:number-columns-repeated="3" table:default-cell-style-name="Data_20_raw"/>
        <table:table-column table:style-name="co2" table:number-columns-repeated="2" table:default-cell-style-name="Average_20_base"/>
        <table:table-row table:style-name="ro2">
          <table:table-cell table:style-name="Header_20_raw" office:value-type="string" calcext:value-type="string">
            <text:p>Session/Run</text:p>
          </table:table-cell>
          <table:table-cell table:style-name="Header_20_raw" office:value-type="string" calcext:value-type="string">
            <text:p>R1</text:p>
          </table:table-cell>
          <table:table-cell table:style-name="Header_20_raw" office:value-type="string" calcext:value-type="string">
            <text:p>R2</text:p>
          </table:table-cell>
          <table:table-cell table:style-name="Header_20_raw" office:value-type="string" calcext:value-type="string">
            <text:p>R3</text:p>
          </table:table-cell>
          <table:table-cell table:style-name="Header_20_calc" office:value-type="string" calcext:value-type="string">
            <text:p>AVG 3</text:p>
          </table:table-cell>
          <table:table-cell table:style-name="Header_20_calc" office:value-type="string" calcext:value-type="string">
            <text:p>AVG 2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70.22008" calcext:value-type="float">
            <text:p>70.22008</text:p>
          </table:table-cell>
          <table:table-cell office:value-type="float" office:value="67.98693" calcext:value-type="float">
            <text:p>67.98693</text:p>
          </table:table-cell>
          <table:table-cell office:value-type="float" office:value="72.322974" calcext:value-type="float">
            <text:p>72.32297</text:p>
          </table:table-cell>
          <table:table-cell table:formula="of:=AVERAGE([.B2:.D2])" office:value-type="float" office:value="70.1766613333333" calcext:value-type="float">
            <text:p>70.17666</text:p>
          </table:table-cell>
          <table:table-cell table:formula="of:=AVERAGE([.C2:.D2])" office:value-type="float" office:value="70.154952" calcext:value-type="float">
            <text:p>70.15495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66.568472" calcext:value-type="float">
            <text:p>66.56847</text:p>
          </table:table-cell>
          <table:table-cell office:value-type="float" office:value="67.649794" calcext:value-type="float">
            <text:p>67.64979</text:p>
          </table:table-cell>
          <table:table-cell office:value-type="float" office:value="66.219071" calcext:value-type="float">
            <text:p>66.21907</text:p>
          </table:table-cell>
          <table:table-cell table:formula="of:=AVERAGE([.B3:.D3])" office:value-type="float" office:value="66.8124456666667" calcext:value-type="float">
            <text:p>66.81245</text:p>
          </table:table-cell>
          <table:table-cell table:formula="of:=AVERAGE([.C3:.D3])" office:value-type="float" office:value="66.9344325" calcext:value-type="float">
            <text:p>66.93443</text:p>
          </table:table-cell>
        </table:table-row>
        <table:table-row table:style-name="ro2">
          <table:table-cell table:style-name="Column_20_calc" office:value-type="string" calcext:value-type="string">
            <text:p>AVG RUN</text:p>
          </table:table-cell>
          <table:table-cell table:style-name="Average_20_base" table:formula="of:=AVERAGE([.B2:.B3])" office:value-type="float" office:value="68.394276" calcext:value-type="float">
            <text:p>68.39428</text:p>
          </table:table-cell>
          <table:table-cell table:style-name="Average_20_base" table:formula="of:=AVERAGE([.C2:.C3])" office:value-type="float" office:value="67.818362" calcext:value-type="float">
            <text:p>67.81836</text:p>
          </table:table-cell>
          <table:table-cell table:style-name="Average_20_base" table:formula="of:=AVERAGE([.D2:.D3])" office:value-type="float" office:value="69.2710225" calcext:value-type="float">
            <text:p>69.27102</text:p>
          </table:table-cell>
          <table:table-cell table:style-name="Average_20_main" table:formula="of:=AVERAGE([.B2:.D3])" office:value-type="float" office:value="68.4945535" calcext:value-type="float">
            <text:p>68.49455</text:p>
          </table:table-cell>
          <table:table-cell table:style-name="Average_20_main" table:formula="of:=AVERAGE([.C2:.D3])" office:value-type="float" office:value="68.54469225" calcext:value-type="float">
            <text:p>68.54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120">
      <number:number number:decimal-places="5" number:min-integer-digits="1"/>
    </number:number-style>
    <style:style style:name="Default" style:family="table-cell" style:data-style-name="N120">
      <style:table-cell-properties loext:vertical-justify="auto"/>
      <style:paragraph-properties css3t:text-justify="auto"/>
      <style:text-properties style:font-name="Roboto" fo:font-family="Roboto" style:font-style-name="Regular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_20_raw" style:display-name="Header raw" style:family="table-cell" style:parent-style-name="Default">
      <style:table-cell-properties fo:background-color="#000000" style:text-align-source="fix" style:repeat-content="false" fo:border="0.06pt solid #000000" style:vertical-align="middle" loext:vertical-justify="auto"/>
      <style:paragraph-properties fo:text-align="center" css3t:text-justify="auto"/>
      <style:text-properties fo:color="#ffffff" fo:font-weight="bold"/>
    </style:style>
    <style:style style:name="Header_20_calc" style:display-name="Header calc" style:family="table-cell" style:parent-style-name="Default">
      <style:table-cell-properties fo:background-color="#cc9900" style:text-align-source="fix" style:repeat-content="false" fo:border="0.06pt solid #000000" style:vertical-align="middle" loext:vertical-justify="auto"/>
      <style:paragraph-properties fo:text-align="center" css3t:text-justify="auto"/>
      <style:text-properties fo:font-weight="bold"/>
    </style:style>
    <style:style style:name="Average_20_base" style:display-name="Average base" style:family="table-cell" style:parent-style-name="Default">
      <style:table-cell-properties fo:background-color="#ffffcc" fo:border="0.06pt solid #000000" loext:vertical-justify="auto"/>
      <style:paragraph-properties css3t:text-justify="auto"/>
    </style:style>
    <style:style style:name="Average_20_main" style:display-name="Average main" style:family="table-cell" style:parent-style-name="Default">
      <style:table-cell-properties fo:background-color="#ffd320" fo:border="0.06pt solid #000000" loext:vertical-justify="auto"/>
      <style:paragraph-properties css3t:text-justify="auto"/>
      <style:text-properties style:use-window-font-color="true" fo:font-weight="bold"/>
    </style:style>
    <style:style style:name="Column_20_raw" style:display-name="Column raw" style:family="table-cell" style:parent-style-name="Default">
      <style:table-cell-properties fo:background-color="#000000" style:text-align-source="fix" style:repeat-content="false" fo:border="0.06pt solid #000000" style:vertical-align="middle" loext:vertical-justify="auto"/>
      <style:paragraph-properties fo:text-align="end" css3t:text-justify="auto"/>
      <style:text-properties fo:color="#ffffff" fo:font-weight="bold"/>
    </style:style>
    <style:style style:name="Column_20_calc" style:display-name="Column calc" style:family="table-cell" style:parent-style-name="Default">
      <style:table-cell-properties fo:background-color="#cc9900" style:text-align-source="fix" style:repeat-content="false" fo:border="0.06pt solid #000000" style:vertical-align="middle" loext:vertical-justify="auto"/>
      <style:paragraph-properties fo:text-align="end" css3t:text-justify="auto"/>
      <style:text-properties fo:font-weight="bold"/>
    </style:style>
    <style:style style:name="Data_20_raw" style:display-name="Data raw" style:family="table-cell" style:parent-style-name="Default">
      <style:table-cell-properties fo:border="0.06pt solid #000000"/>
    </style:style>
    <style:style style:name="_31_gold" style:display-name="1gold" style:family="table-cell" style:parent-style-name="Default">
      <style:table-cell-properties fo:background-color="#cc9900"/>
      <style:text-properties fo:color="#ffffff"/>
    </style:style>
    <style:style style:name="_32_silver" style:display-name="2silver" style:family="table-cell" style:parent-style-name="Default">
      <style:table-cell-properties fo:background-color="#666666" loext:vertical-justify="auto"/>
      <style:paragraph-properties css3t:text-justify="auto"/>
      <style:text-properties fo:color="#ffffff"/>
    </style:style>
    <style:style style:name="_33_brown" style:display-name="3brown" style:family="table-cell" style:parent-style-name="Default">
      <style:table-cell-properties fo:background-color="#663300"/>
    </style:style>
    <style:style style:name="_34_red" style:display-name="4red" style:family="table-cell" style:parent-style-name="Default">
      <style:table-cell-properties fo:background-color="#990000"/>
    </style:style>
    <style:style style:name="home_20_h2" style:display-name="home h2" style:family="table-cell" style:parent-style-name="Default">
      <style:table-cell-properties style:text-align-source="fix" style:repeat-content="false" style:vertical-align="middle" loext:vertical-justify="auto"/>
      <style:paragraph-properties fo:text-align="start" css3t:text-justify="auto"/>
      <style:text-properties fo:font-size="13pt"/>
    </style:style>
    <style:style style:name="Nikola" style:family="table-cell" style:parent-style-name="SSG_20_tiles">
      <style:table-cell-properties fo:background-color="#f5ab14" loext:vertical-justify="auto"/>
      <style:paragraph-properties css3t:text-justify="auto"/>
    </style:style>
    <style:style style:name="Pelican" style:family="table-cell" style:parent-style-name="SSG_20_tiles">
      <style:table-cell-properties fo:background-color="#c74350" loext:vertical-justify="auto"/>
      <style:paragraph-properties css3t:text-justify="auto"/>
    </style:style>
    <style:style style:name="Hexo" style:family="table-cell" style:parent-style-name="SSG_20_tiles">
      <style:table-cell-properties fo:background-color="#0e83cd"/>
    </style:style>
    <style:style style:name="Octopress" style:family="table-cell" style:parent-style-name="SSG_20_tiles">
      <style:table-cell-properties fo:background-color="#263347"/>
    </style:style>
    <style:style style:name="SSG_20_tiles" style:display-name="SSG tiles" style:family="table-cell" style:parent-style-name="Default">
      <style:text-properties fo:color="#ffffff" fo:font-weight="normal"/>
    </style:style>
    <style:style style:name="table_20_head" style:display-name="table head" style:family="table-cell" style:parent-style-name="Default">
      <style:table-cell-properties style:text-align-source="fix" style:repeat-content="false" fo:border="0.06pt solid #000000" style:vertical-align="middle" loext:vertical-justify="auto"/>
      <style:paragraph-properties fo:text-align="center" css3t:text-justify="auto"/>
      <style:text-properties fo:font-style="italic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4:21:42.776471985</meta:creation-date>
    <dc:title>Konsole output</dc:title>
    <dc:date>2015-07-23T16:53:38.900381098</dc:date>
    <meta:editing-duration>PT14M28S</meta:editing-duration>
    <meta:editing-cycles>5</meta:editing-cycles>
    <meta:generator>LibreOffice/4.3.7.2$Linux_X86_64 LibreOffice_project/430m0$Build-2</meta:generator>
    <meta:document-statistic meta:table-count="6" meta:cell-count="771" meta:object-count="0"/>
  </office:meta>
</office:document-meta>
</file>